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7898" calcext:value-type="float">
            <text:p>78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40" calcext:value-type="float">
            <text:p>804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98" calcext:value-type="float">
            <text:p>78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86" calcext:value-type="float">
            <text:p>45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87" calcext:value-type="float">
            <text:p>45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91" calcext:value-type="float">
            <text:p>78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33" calcext:value-type="float">
            <text:p>80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841" calcext:value-type="float">
            <text:p>578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72" calcext:value-type="float">
            <text:p>78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39" calcext:value-type="float">
            <text:p>80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267" calcext:value-type="float">
            <text:p>332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64" calcext:value-type="float">
            <text:p>78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980" calcext:value-type="float">
            <text:p>209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788" calcext:value-type="float">
            <text:p>127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39" calcext:value-type="float">
            <text:p>80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884" calcext:value-type="float">
            <text:p>168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33" calcext:value-type="float">
            <text:p>78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39" calcext:value-type="float">
            <text:p>80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92" calcext:value-type="float">
            <text:p>86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36" calcext:value-type="float">
            <text:p>78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53" calcext:value-type="float">
            <text:p>805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92" calcext:value-type="float">
            <text:p>86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31" calcext:value-type="float">
            <text:p>78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71" calcext:value-type="float">
            <text:p>807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37" calcext:value-type="float">
            <text:p>78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81" calcext:value-type="float">
            <text:p>80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843" calcext:value-type="float">
            <text:p>578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43" calcext:value-type="float">
            <text:p>78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89" calcext:value-type="float">
            <text:p>80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939" calcext:value-type="float">
            <text:p>619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35" calcext:value-type="float">
            <text:p>78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91" calcext:value-type="float">
            <text:p>80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651" calcext:value-type="float">
            <text:p>496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31" calcext:value-type="float">
            <text:p>78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87" calcext:value-type="float">
            <text:p>80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363" calcext:value-type="float">
            <text:p>373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30" calcext:value-type="float">
            <text:p>78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58" calcext:value-type="float">
            <text:p>80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651" calcext:value-type="float">
            <text:p>496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31" calcext:value-type="float">
            <text:p>78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48" calcext:value-type="float">
            <text:p>80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266" calcext:value-type="float">
            <text:p>332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33" calcext:value-type="float">
            <text:p>78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46" calcext:value-type="float">
            <text:p>80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842" calcext:value-type="float">
            <text:p>578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37" calcext:value-type="float">
            <text:p>78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554" calcext:value-type="float">
            <text:p>455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37" calcext:value-type="float">
            <text:p>80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978" calcext:value-type="float">
            <text:p>209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41" calcext:value-type="float">
            <text:p>78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85" calcext:value-type="float">
            <text:p>79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567" calcext:value-type="float">
            <text:p>135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42" calcext:value-type="float">
            <text:p>78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91" calcext:value-type="float">
            <text:p>78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875" calcext:value-type="float">
            <text:p>78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91" calcext:value-type="float">
            <text:p>78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4973" calcext:value-type="float">
            <text:p>649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962" calcext:value-type="float">
            <text:p>79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30" calcext:value-type="float">
            <text:p>35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989" calcext:value-type="float">
            <text:p>79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01" calcext:value-type="float">
            <text:p>79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6781" calcext:value-type="float">
            <text:p>567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722" calcext:value-type="float">
            <text:p>117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72" calcext:value-type="float">
            <text:p>78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6781" calcext:value-type="float">
            <text:p>567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64" calcext:value-type="float">
            <text:p>78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914" calcext:value-type="float">
            <text:p>199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6781" calcext:value-type="float">
            <text:p>567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38" calcext:value-type="float">
            <text:p>78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106" calcext:value-type="float">
            <text:p>281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997" calcext:value-type="float">
            <text:p>79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33" calcext:value-type="float">
            <text:p>78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3248" calcext:value-type="float">
            <text:p>532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36" calcext:value-type="float">
            <text:p>783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995" calcext:value-type="float">
            <text:p>79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31" calcext:value-type="float">
            <text:p>783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993" calcext:value-type="float">
            <text:p>79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995" calcext:value-type="float">
            <text:p>79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43" calcext:value-type="float">
            <text:p>784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990" calcext:value-type="float">
            <text:p>79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37" calcext:value-type="float">
            <text:p>78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982" calcext:value-type="float">
            <text:p>79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33" calcext:value-type="float">
            <text:p>78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40" calcext:value-type="float">
            <text:p>82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980" calcext:value-type="float">
            <text:p>79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29" calcext:value-type="float">
            <text:p>78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39" calcext:value-type="float">
            <text:p>15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973" calcext:value-type="float">
            <text:p>79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28" calcext:value-type="float">
            <text:p>78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336" calcext:value-type="float">
            <text:p>443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7972" calcext:value-type="float">
            <text:p>79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288" calcext:value-type="float">
            <text:p>122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37" calcext:value-type="float">
            <text:p>78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288" calcext:value-type="float">
            <text:p>122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41" calcext:value-type="float">
            <text:p>784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41" calcext:value-type="float">
            <text:p>784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75" calcext:value-type="float">
            <text:p>787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62" calcext:value-type="float">
            <text:p>796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89" calcext:value-type="float">
            <text:p>798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04" calcext:value-type="float">
            <text:p>800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8004" calcext:value-type="float">
            <text:p>800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7996" calcext:value-type="float">
            <text:p>799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7997" calcext:value-type="float">
            <text:p>799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7993" calcext:value-type="float">
            <text:p>799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2179" calcext:value-type="float">
            <text:p>21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92" calcext:value-type="float">
            <text:p>799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33792" calcext:value-type="float">
            <text:p>337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94" calcext:value-type="float">
            <text:p>799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24634" calcext:value-type="float">
            <text:p>246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89" calcext:value-type="float">
            <text:p>798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54019" calcext:value-type="float">
            <text:p>54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85" calcext:value-type="float">
            <text:p>798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81" calcext:value-type="float">
            <text:p>798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7974" calcext:value-type="float">
            <text:p>797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  <table:table-cell office:value-type="float" office:value="7972" calcext:value-type="float">
            <text:p>7972</text:p>
          </table:table-cell>
          <table:table-cell office:value-type="float" office:value="16383" calcext:value-type="float">
            <text:p>163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</table:table-row>
        <table:table-row table:style-name="ro1">
          <table:table-cell office:value-type="float" office:value="16383" calcext:value-type="float">
            <text:p>16383</text:p>
          </table:table-cell>
          <table:table-cell office:value-type="float" office:value="65535" calcext:value-type="float">
            <text:p>65535</text:p>
          </table:table-cell>
          <table:table-cell office:value-type="float" office:value="16383" calcext:value-type="float">
            <text:p>1638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16383" calcext:value-type="float">
            <text:p>16383</text:p>
          </table:table-cell>
          <table:table-cell office:value-type="float" office:value="65535" calcext:value-type="float">
            <text:p>65535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20479" calcext:value-type="float">
            <text:p>20479</text:p>
          </table:table-cell>
          <table:table-cell office:value-type="float" office:value="65535" calcext:value-type="float">
            <text:p>655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float" office:value="56528" calcext:value-type="float">
            <text:p>56528</text:p>
          </table:table-cell>
          <table:table-cell office:value-type="float" office:value="65535" calcext:value-type="float">
            <text:p>6553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65535" calcext:value-type="float">
            <text:p>65535</text:p>
          </table:table-cell>
          <table:table-cell office:value-type="float" office:value="56528" calcext:value-type="float">
            <text:p>56528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35" calcext:value-type="float">
            <text:p>7935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65535" calcext:value-type="float">
            <text:p>65535</text:p>
          </table:table-cell>
          <table:table-cell office:value-type="float" office:value="56528" calcext:value-type="float">
            <text:p>565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</table:table-row>
        <table:table-row table:style-name="ro1">
          <table:table-cell office:value-type="float" office:value="56528" calcext:value-type="float">
            <text:p>56528</text:p>
          </table:table-cell>
          <table:table-cell office:value-type="float" office:value="56493" calcext:value-type="float">
            <text:p>56493</text:p>
          </table:table-cell>
          <table:table-cell office:value-type="float" office:value="56528" calcext:value-type="float">
            <text:p>5652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28" calcext:value-type="float">
            <text:p>56528</text:p>
          </table:table-cell>
          <table:table-cell office:value-type="float" office:value="56493" calcext:value-type="float">
            <text:p>56493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32" calcext:value-type="float">
            <text:p>7932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28" calcext:value-type="float">
            <text:p>56528</text:p>
          </table:table-cell>
          <table:table-cell office:value-type="float" office:value="56493" calcext:value-type="float">
            <text:p>564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</table:table-row>
        <table:table-row table:style-name="ro1"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33" calcext:value-type="float">
            <text:p>7933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</table:table-row>
        <table:table-row table:style-name="ro1"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50" calcext:value-type="float">
            <text:p>7950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</table:table-row>
        <table:table-row table:style-name="ro1"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67" calcext:value-type="float">
            <text:p>7967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</table:table-row>
        <table:table-row table:style-name="ro1"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75" calcext:value-type="float">
            <text:p>7975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</table:table-row>
        <table:table-row table:style-name="ro1"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87" calcext:value-type="float">
            <text:p>7987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</table:table-row>
        <table:table-row table:style-name="ro1"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85" calcext:value-type="float">
            <text:p>7985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</table:table-row>
        <table:table-row table:style-name="ro1"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89" calcext:value-type="float">
            <text:p>798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7989" calcext:value-type="float">
            <text:p>7989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7996" calcext:value-type="float">
            <text:p>799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013" calcext:value-type="float">
            <text:p>8013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791" calcext:value-type="float">
            <text:p>547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8766" calcext:value-type="float">
            <text:p>87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335" calcext:value-type="float">
            <text:p>2335</text:p>
          </table:table-cell>
          <table:table-cell office:value-type="float" office:value="14623" calcext:value-type="float">
            <text:p>146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60" calcext:value-type="float">
            <text:p>15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75" calcext:value-type="float">
            <text:p>79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991" calcext:value-type="float">
            <text:p>79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047" calcext:value-type="float">
            <text:p>550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384" calcext:value-type="float">
            <text:p>63384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6640" calcext:value-type="float">
            <text:p>16640</text:p>
          </table:table-cell>
          <table:table-cell office:value-type="float" office:value="3923" calcext:value-type="float">
            <text:p>3923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718" calcext:value-type="float">
            <text:p>67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40" calcext:value-type="float">
            <text:p>8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75" calcext:value-type="float">
            <text:p>6175</text:p>
          </table:table-cell>
          <table:table-cell office:value-type="float" office:value="15647" calcext:value-type="float">
            <text:p>15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63152" calcext:value-type="float">
            <text:p>63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8" calcext:value-type="float">
            <text:p>78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40" calcext:value-type="float">
            <text:p>8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54" calcext:value-type="float">
            <text:p>15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74" calcext:value-type="float">
            <text:p>79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991" calcext:value-type="float">
            <text:p>79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431" calcext:value-type="float">
            <text:p>55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451" calcext:value-type="float">
            <text:p>60451</text:p>
          </table:table-cell>
          <table:table-cell office:value-type="float" office:value="63384" calcext:value-type="float">
            <text:p>63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3955" calcext:value-type="float">
            <text:p>3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40" calcext:value-type="float">
            <text:p>16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51" calcext:value-type="float">
            <text:p>39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9" calcext:value-type="float">
            <text:p>8039</text:p>
          </table:table-cell>
          <table:table-cell office:value-type="float" office:value="7837" calcext:value-type="float">
            <text:p>7837</text:p>
          </table:table-cell>
          <table:table-cell office:value-type="float" office:value="0" calcext:value-type="float">
            <text:p>0</text:p>
          </table:table-cell>
          <table:table-cell office:value-type="float" office:value="8991" calcext:value-type="float">
            <text:p>8991</text:p>
          </table:table-cell>
          <table:table-cell office:value-type="float" office:value="15903" calcext:value-type="float">
            <text:p>15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7823" calcext:value-type="float">
            <text:p>7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66" calcext:value-type="float">
            <text:p>15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9" calcext:value-type="float">
            <text:p>796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986" calcext:value-type="float">
            <text:p>79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007" calcext:value-type="float">
            <text:p>56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675" calcext:value-type="float">
            <text:p>60675</text:p>
          </table:table-cell>
          <table:table-cell office:value-type="float" office:value="63496" calcext:value-type="float">
            <text:p>63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84" calcext:value-type="float">
            <text:p>3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823" calcext:value-type="float">
            <text:p>39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1" calcext:value-type="float">
            <text:p>8031</text:p>
          </table:table-cell>
          <table:table-cell office:value-type="float" office:value="7836" calcext:value-type="float">
            <text:p>7836</text:p>
          </table:table-cell>
          <table:table-cell office:value-type="float" office:value="7852" calcext:value-type="float">
            <text:p>7852</text:p>
          </table:table-cell>
          <table:table-cell office:value-type="float" office:value="12575" calcext:value-type="float">
            <text:p>12575</text:p>
          </table:table-cell>
          <table:table-cell office:value-type="float" office:value="14367" calcext:value-type="float">
            <text:p>14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7825" calcext:value-type="float">
            <text:p>7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8" calcext:value-type="float">
            <text:p>7898</text:p>
          </table:table-cell>
          <table:table-cell office:value-type="float" office:value="44508" calcext:value-type="float">
            <text:p>445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28" calcext:value-type="float">
            <text:p>8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70" calcext:value-type="float">
            <text:p>15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6" calcext:value-type="float">
            <text:p>7966</text:p>
          </table:table-cell>
          <table:table-cell office:value-type="float" office:value="4586" calcext:value-type="float">
            <text:p>45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185" calcext:value-type="float">
            <text:p>63185</text:p>
          </table:table-cell>
          <table:table-cell office:value-type="float" office:value="7986" calcext:value-type="float">
            <text:p>79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007" calcext:value-type="float">
            <text:p>56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027" calcext:value-type="float">
            <text:p>61027</text:p>
          </table:table-cell>
          <table:table-cell office:value-type="float" office:value="63632" calcext:value-type="float">
            <text:p>63632</text:p>
          </table:table-cell>
          <table:table-cell office:value-type="float" office:value="0" calcext:value-type="float">
            <text:p>0</text:p>
          </table:table-cell>
          <table:table-cell office:value-type="float" office:value="58734" calcext:value-type="float">
            <text:p>58734</text:p>
          </table:table-cell>
          <table:table-cell office:value-type="float" office:value="16383" calcext:value-type="float">
            <text:p>16383</text:p>
          </table:table-cell>
          <table:table-cell office:value-type="float" office:value="36762" calcext:value-type="float">
            <text:p>367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207" calcext:value-type="float">
            <text:p>40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4" calcext:value-type="float">
            <text:p>8034</text:p>
          </table:table-cell>
          <table:table-cell office:value-type="float" office:value="7832" calcext:value-type="float">
            <text:p>7832</text:p>
          </table:table-cell>
          <table:table-cell office:value-type="float" office:value="7844" calcext:value-type="float">
            <text:p>7844</text:p>
          </table:table-cell>
          <table:table-cell office:value-type="float" office:value="11039" calcext:value-type="float">
            <text:p>11039</text:p>
          </table:table-cell>
          <table:table-cell office:value-type="float" office:value="13855" calcext:value-type="float">
            <text:p>138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7823" calcext:value-type="float">
            <text:p>7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office:value-type="float" office:value="55004" calcext:value-type="float">
            <text:p>55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29" calcext:value-type="float">
            <text:p>8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62" calcext:value-type="float">
            <text:p>15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4587" calcext:value-type="float">
            <text:p>45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393" calcext:value-type="float">
            <text:p>63393</text:p>
          </table:table-cell>
          <table:table-cell office:value-type="float" office:value="7984" calcext:value-type="float">
            <text:p>79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367" calcext:value-type="float">
            <text:p>55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15" calcext:value-type="float">
            <text:p>61315</text:p>
          </table:table-cell>
          <table:table-cell office:value-type="float" office:value="63728" calcext:value-type="float">
            <text:p>63728</text:p>
          </table:table-cell>
          <table:table-cell office:value-type="float" office:value="0" calcext:value-type="float">
            <text:p>0</text:p>
          </table:table-cell>
          <table:table-cell office:value-type="float" office:value="59030" calcext:value-type="float">
            <text:p>59030</text:p>
          </table:table-cell>
          <table:table-cell office:value-type="float" office:value="65535" calcext:value-type="float">
            <text:p>65535</text:p>
          </table:table-cell>
          <table:table-cell office:value-type="float" office:value="36765" calcext:value-type="float">
            <text:p>367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487" calcext:value-type="float">
            <text:p>41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44" calcext:value-type="float">
            <text:p>8044</text:p>
          </table:table-cell>
          <table:table-cell office:value-type="float" office:value="7855" calcext:value-type="float">
            <text:p>7855</text:p>
          </table:table-cell>
          <table:table-cell office:value-type="float" office:value="7832" calcext:value-type="float">
            <text:p>7832</text:p>
          </table:table-cell>
          <table:table-cell office:value-type="float" office:value="11551" calcext:value-type="float">
            <text:p>11551</text:p>
          </table:table-cell>
          <table:table-cell office:value-type="float" office:value="13087" calcext:value-type="float">
            <text:p>13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7826" calcext:value-type="float">
            <text:p>7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1" calcext:value-type="float">
            <text:p>7891</text:p>
          </table:table-cell>
          <table:table-cell office:value-type="float" office:value="44288" calcext:value-type="float">
            <text:p>442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33" calcext:value-type="float">
            <text:p>8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44" calcext:value-type="float">
            <text:p>15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57841" calcext:value-type="float">
            <text:p>578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633" calcext:value-type="float">
            <text:p>63633</text:p>
          </table:table-cell>
          <table:table-cell office:value-type="float" office:value="7973" calcext:value-type="float">
            <text:p>79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687" calcext:value-type="float">
            <text:p>5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31" calcext:value-type="float">
            <text:p>61731</text:p>
          </table:table-cell>
          <table:table-cell office:value-type="float" office:value="63832" calcext:value-type="float">
            <text:p>63832</text:p>
          </table:table-cell>
          <table:table-cell office:value-type="float" office:value="0" calcext:value-type="float">
            <text:p>0</text:p>
          </table:table-cell>
          <table:table-cell office:value-type="float" office:value="58734" calcext:value-type="float">
            <text:p>58734</text:p>
          </table:table-cell>
          <table:table-cell office:value-type="float" office:value="56528" calcext:value-type="float">
            <text:p>56528</text:p>
          </table:table-cell>
          <table:table-cell office:value-type="float" office:value="36767" calcext:value-type="float">
            <text:p>367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023" calcext:value-type="float">
            <text:p>43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4" calcext:value-type="float">
            <text:p>8054</text:p>
          </table:table-cell>
          <table:table-cell office:value-type="float" office:value="7936" calcext:value-type="float">
            <text:p>7936</text:p>
          </table:table-cell>
          <table:table-cell office:value-type="float" office:value="7826" calcext:value-type="float">
            <text:p>7826</text:p>
          </table:table-cell>
          <table:table-cell office:value-type="float" office:value="13087" calcext:value-type="float">
            <text:p>13087</text:p>
          </table:table-cell>
          <table:table-cell office:value-type="float" office:value="12575" calcext:value-type="float">
            <text:p>125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7832" calcext:value-type="float">
            <text:p>7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2" calcext:value-type="float">
            <text:p>78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39" calcext:value-type="float">
            <text:p>8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46" calcext:value-type="float">
            <text:p>15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33267" calcext:value-type="float">
            <text:p>332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745" calcext:value-type="float">
            <text:p>63745</text:p>
          </table:table-cell>
          <table:table-cell office:value-type="float" office:value="7975" calcext:value-type="float">
            <text:p>79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583" calcext:value-type="float">
            <text:p>56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19" calcext:value-type="float">
            <text:p>62019</text:p>
          </table:table-cell>
          <table:table-cell office:value-type="float" office:value="63792" calcext:value-type="float">
            <text:p>63792</text:p>
          </table:table-cell>
          <table:table-cell office:value-type="float" office:value="0" calcext:value-type="float">
            <text:p>0</text:p>
          </table:table-cell>
          <table:table-cell office:value-type="float" office:value="59046" calcext:value-type="float">
            <text:p>59046</text:p>
          </table:table-cell>
          <table:table-cell office:value-type="float" office:value="56493" calcext:value-type="float">
            <text:p>56493</text:p>
          </table:table-cell>
          <table:table-cell office:value-type="float" office:value="3999" calcext:value-type="float">
            <text:p>39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199" calcext:value-type="float">
            <text:p>45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0" calcext:value-type="float">
            <text:p>8070</text:p>
          </table:table-cell>
          <table:table-cell office:value-type="float" office:value="7981" calcext:value-type="float">
            <text:p>7981</text:p>
          </table:table-cell>
          <table:table-cell office:value-type="float" office:value="7825" calcext:value-type="float">
            <text:p>7825</text:p>
          </table:table-cell>
          <table:table-cell office:value-type="float" office:value="14879" calcext:value-type="float">
            <text:p>14879</text:p>
          </table:table-cell>
          <table:table-cell office:value-type="float" office:value="12063" calcext:value-type="float">
            <text:p>12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7833" calcext:value-type="float">
            <text:p>7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4" calcext:value-type="float">
            <text:p>78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48" calcext:value-type="float">
            <text:p>1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20980" calcext:value-type="float">
            <text:p>209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809" calcext:value-type="float">
            <text:p>63809</text:p>
          </table:table-cell>
          <table:table-cell office:value-type="float" office:value="7968" calcext:value-type="float">
            <text:p>7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159" calcext:value-type="float">
            <text:p>57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115" calcext:value-type="float">
            <text:p>62115</text:p>
          </table:table-cell>
          <table:table-cell office:value-type="float" office:value="63816" calcext:value-type="float">
            <text:p>63816</text:p>
          </table:table-cell>
          <table:table-cell office:value-type="float" office:value="0" calcext:value-type="float">
            <text:p>0</text:p>
          </table:table-cell>
          <table:table-cell office:value-type="float" office:value="58734" calcext:value-type="float">
            <text:p>58734</text:p>
          </table:table-cell>
          <table:table-cell office:value-type="float" office:value="56530" calcext:value-type="float">
            <text:p>56530</text:p>
          </table:table-cell>
          <table:table-cell office:value-type="float" office:value="3997" calcext:value-type="float">
            <text:p>39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583" calcext:value-type="float">
            <text:p>45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8" calcext:value-type="float">
            <text:p>8078</text:p>
          </table:table-cell>
          <table:table-cell office:value-type="float" office:value="7994" calcext:value-type="float">
            <text:p>7994</text:p>
          </table:table-cell>
          <table:table-cell office:value-type="float" office:value="7824" calcext:value-type="float">
            <text:p>7824</text:p>
          </table:table-cell>
          <table:table-cell office:value-type="float" office:value="15391" calcext:value-type="float">
            <text:p>15391</text:p>
          </table:table-cell>
          <table:table-cell office:value-type="float" office:value="12319" calcext:value-type="float">
            <text:p>12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7835" calcext:value-type="float">
            <text:p>7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52" calcext:value-type="float">
            <text:p>15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12788" calcext:value-type="float">
            <text:p>127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841" calcext:value-type="float">
            <text:p>63841</text:p>
          </table:table-cell>
          <table:table-cell office:value-type="float" office:value="7973" calcext:value-type="float">
            <text:p>79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991" calcext:value-type="float">
            <text:p>57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11" calcext:value-type="float">
            <text:p>62211</text:p>
          </table:table-cell>
          <table:table-cell office:value-type="float" office:value="63864" calcext:value-type="float">
            <text:p>63864</text:p>
          </table:table-cell>
          <table:table-cell office:value-type="float" office:value="0" calcext:value-type="float">
            <text:p>0</text:p>
          </table:table-cell>
          <table:table-cell office:value-type="float" office:value="59062" calcext:value-type="float">
            <text:p>59062</text:p>
          </table:table-cell>
          <table:table-cell office:value-type="float" office:value="56493" calcext:value-type="float">
            <text:p>56493</text:p>
          </table:table-cell>
          <table:table-cell office:value-type="float" office:value="36765" calcext:value-type="float">
            <text:p>367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687" calcext:value-type="float">
            <text:p>44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81" calcext:value-type="float">
            <text:p>8081</text:p>
          </table:table-cell>
          <table:table-cell office:value-type="float" office:value="7998" calcext:value-type="float">
            <text:p>7998</text:p>
          </table:table-cell>
          <table:table-cell office:value-type="float" office:value="7832" calcext:value-type="float">
            <text:p>7832</text:p>
          </table:table-cell>
          <table:table-cell office:value-type="float" office:value="15391" calcext:value-type="float">
            <text:p>15391</text:p>
          </table:table-cell>
          <table:table-cell office:value-type="float" office:value="11807" calcext:value-type="float">
            <text:p>118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39" calcext:value-type="float">
            <text:p>8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60" calcext:value-type="float">
            <text:p>15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16884" calcext:value-type="float">
            <text:p>168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425" calcext:value-type="float">
            <text:p>63425</text:p>
          </table:table-cell>
          <table:table-cell office:value-type="float" office:value="20479" calcext:value-type="float">
            <text:p>20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567" calcext:value-type="float">
            <text:p>58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15" calcext:value-type="float">
            <text:p>61315</text:p>
          </table:table-cell>
          <table:table-cell office:value-type="float" office:value="63920" calcext:value-type="float">
            <text:p>63920</text:p>
          </table:table-cell>
          <table:table-cell office:value-type="float" office:value="0" calcext:value-type="float">
            <text:p>0</text:p>
          </table:table-cell>
          <table:table-cell office:value-type="float" office:value="58728" calcext:value-type="float">
            <text:p>58728</text:p>
          </table:table-cell>
          <table:table-cell office:value-type="float" office:value="56532" calcext:value-type="float">
            <text:p>56532</text:p>
          </table:table-cell>
          <table:table-cell office:value-type="float" office:value="3995" calcext:value-type="float">
            <text:p>39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919" calcext:value-type="float">
            <text:p>43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86" calcext:value-type="float">
            <text:p>8086</text:p>
          </table:table-cell>
          <table:table-cell office:value-type="float" office:value="7999" calcext:value-type="float">
            <text:p>7999</text:p>
          </table:table-cell>
          <table:table-cell office:value-type="float" office:value="7834" calcext:value-type="float">
            <text:p>7834</text:p>
          </table:table-cell>
          <table:table-cell office:value-type="float" office:value="18719" calcext:value-type="float">
            <text:p>18719</text:p>
          </table:table-cell>
          <table:table-cell office:value-type="float" office:value="9247" calcext:value-type="float">
            <text:p>9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53" calcext:value-type="float">
            <text:p>7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3" calcext:value-type="float">
            <text:p>783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39" calcext:value-type="float">
            <text:p>8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60" calcext:value-type="float">
            <text:p>15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8692" calcext:value-type="float">
            <text:p>86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153" calcext:value-type="float">
            <text:p>63153</text:p>
          </table:table-cell>
          <table:table-cell office:value-type="float" office:value="65535" calcext:value-type="float">
            <text:p>655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631" calcext:value-type="float">
            <text:p>58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99" calcext:value-type="float">
            <text:p>60899</text:p>
          </table:table-cell>
          <table:table-cell office:value-type="float" office:value="63896" calcext:value-type="float">
            <text:p>63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36761" calcext:value-type="float">
            <text:p>367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303" calcext:value-type="float">
            <text:p>44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8" calcext:value-type="float">
            <text:p>8058</text:p>
          </table:table-cell>
          <table:table-cell office:value-type="float" office:value="7999" calcext:value-type="float">
            <text:p>7999</text:p>
          </table:table-cell>
          <table:table-cell office:value-type="float" office:value="7830" calcext:value-type="float">
            <text:p>7830</text:p>
          </table:table-cell>
          <table:table-cell office:value-type="float" office:value="21279" calcext:value-type="float">
            <text:p>21279</text:p>
          </table:table-cell>
          <table:table-cell office:value-type="float" office:value="10527" calcext:value-type="float">
            <text:p>105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23" calcext:value-type="float">
            <text:p>7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6" calcext:value-type="float">
            <text:p>7836</text:p>
          </table:table-cell>
          <table:table-cell office:value-type="float" office:value="42535" calcext:value-type="float">
            <text:p>425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53" calcext:value-type="float">
            <text:p>8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66" calcext:value-type="float">
            <text:p>15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8692" calcext:value-type="float">
            <text:p>86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105" calcext:value-type="float">
            <text:p>63105</text:p>
          </table:table-cell>
          <table:table-cell office:value-type="float" office:value="56528" calcext:value-type="float">
            <text:p>56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823" calcext:value-type="float">
            <text:p>58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707" calcext:value-type="float">
            <text:p>60707</text:p>
          </table:table-cell>
          <table:table-cell office:value-type="float" office:value="63960" calcext:value-type="float">
            <text:p>63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3992" calcext:value-type="float">
            <text:p>39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431" calcext:value-type="float">
            <text:p>44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40" calcext:value-type="float">
            <text:p>8040</text:p>
          </table:table-cell>
          <table:table-cell office:value-type="float" office:value="7999" calcext:value-type="float">
            <text:p>7999</text:p>
          </table:table-cell>
          <table:table-cell office:value-type="float" office:value="7822" calcext:value-type="float">
            <text:p>7822</text:p>
          </table:table-cell>
          <table:table-cell office:value-type="float" office:value="25375" calcext:value-type="float">
            <text:p>25375</text:p>
          </table:table-cell>
          <table:table-cell office:value-type="float" office:value="7455" calcext:value-type="float">
            <text:p>74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80" calcext:value-type="float">
            <text:p>7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1" calcext:value-type="float">
            <text:p>7831</text:p>
          </table:table-cell>
          <table:table-cell office:value-type="float" office:value="1168" calcext:value-type="float">
            <text:p>1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71" calcext:value-type="float">
            <text:p>8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62" calcext:value-type="float">
            <text:p>15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169" calcext:value-type="float">
            <text:p>63169</text:p>
          </table:table-cell>
          <table:table-cell office:value-type="float" office:value="56493" calcext:value-type="float">
            <text:p>56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095" calcext:value-type="float">
            <text:p>57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67" calcext:value-type="float">
            <text:p>60867</text:p>
          </table:table-cell>
          <table:table-cell office:value-type="float" office:value="64024" calcext:value-type="float">
            <text:p>64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3992" calcext:value-type="float">
            <text:p>39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047" calcext:value-type="float">
            <text:p>44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9" calcext:value-type="float">
            <text:p>8039</text:p>
          </table:table-cell>
          <table:table-cell office:value-type="float" office:value="7995" calcext:value-type="float">
            <text:p>7995</text:p>
          </table:table-cell>
          <table:table-cell office:value-type="float" office:value="7823" calcext:value-type="float">
            <text:p>7823</text:p>
          </table:table-cell>
          <table:table-cell office:value-type="float" office:value="26911" calcext:value-type="float">
            <text:p>26911</text:p>
          </table:table-cell>
          <table:table-cell office:value-type="float" office:value="8255" calcext:value-type="float">
            <text:p>8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94" calcext:value-type="float">
            <text:p>7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7" calcext:value-type="float">
            <text:p>7837</text:p>
          </table:table-cell>
          <table:table-cell office:value-type="float" office:value="17966" calcext:value-type="float">
            <text:p>179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81" calcext:value-type="float">
            <text:p>8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04" calcext:value-type="float">
            <text:p>15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7843" calcext:value-type="float">
            <text:p>578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993" calcext:value-type="float">
            <text:p>62993</text:p>
          </table:table-cell>
          <table:table-cell office:value-type="float" office:value="56530" calcext:value-type="float">
            <text:p>565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135" calcext:value-type="float">
            <text:p>56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419" calcext:value-type="float">
            <text:p>60419</text:p>
          </table:table-cell>
          <table:table-cell office:value-type="float" office:value="64152" calcext:value-type="float">
            <text:p>64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59" calcext:value-type="float">
            <text:p>367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943" calcext:value-type="float">
            <text:p>44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44" calcext:value-type="float">
            <text:p>8044</text:p>
          </table:table-cell>
          <table:table-cell office:value-type="float" office:value="7992" calcext:value-type="float">
            <text:p>7992</text:p>
          </table:table-cell>
          <table:table-cell office:value-type="float" office:value="7824" calcext:value-type="float">
            <text:p>7824</text:p>
          </table:table-cell>
          <table:table-cell office:value-type="float" office:value="24863" calcext:value-type="float">
            <text:p>24863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3" calcext:value-type="float">
            <text:p>2203</text:p>
          </table:table-cell>
          <table:table-cell office:value-type="float" office:value="7997" calcext:value-type="float">
            <text:p>7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3" calcext:value-type="float">
            <text:p>7843</text:p>
          </table:table-cell>
          <table:table-cell office:value-type="float" office:value="35584" calcext:value-type="float">
            <text:p>355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89" calcext:value-type="float">
            <text:p>8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36" calcext:value-type="float">
            <text:p>15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939" calcext:value-type="float">
            <text:p>619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401" calcext:value-type="float">
            <text:p>62401</text:p>
          </table:table-cell>
          <table:table-cell office:value-type="float" office:value="56493" calcext:value-type="float">
            <text:p>56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815" calcext:value-type="float">
            <text:p>55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947" calcext:value-type="float">
            <text:p>58947</text:p>
          </table:table-cell>
          <table:table-cell office:value-type="float" office:value="64280" calcext:value-type="float">
            <text:p>64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85" calcext:value-type="float">
            <text:p>39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607" calcext:value-type="float">
            <text:p>46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" calcext:value-type="float">
            <text:p>8033</text:p>
          </table:table-cell>
          <table:table-cell office:value-type="float" office:value="7992" calcext:value-type="float">
            <text:p>7992</text:p>
          </table:table-cell>
          <table:table-cell office:value-type="float" office:value="7827" calcext:value-type="float">
            <text:p>7827</text:p>
          </table:table-cell>
          <table:table-cell office:value-type="float" office:value="22559" calcext:value-type="float">
            <text:p>22559</text:p>
          </table:table-cell>
          <table:table-cell office:value-type="float" office:value="65500" calcext:value-type="float">
            <text:p>65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36" calcext:value-type="float">
            <text:p>39936</text:p>
          </table:table-cell>
          <table:table-cell office:value-type="float" office:value="7999" calcext:value-type="float">
            <text:p>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5" calcext:value-type="float">
            <text:p>7835</text:p>
          </table:table-cell>
          <table:table-cell office:value-type="float" office:value="768" calcext:value-type="float">
            <text:p>7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91" calcext:value-type="float">
            <text:p>80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56" calcext:value-type="float">
            <text:p>15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51" calcext:value-type="float">
            <text:p>496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865" calcext:value-type="float">
            <text:p>60865</text:p>
          </table:table-cell>
          <table:table-cell office:value-type="float" office:value="56532" calcext:value-type="float">
            <text:p>56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135" calcext:value-type="float">
            <text:p>56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03" calcext:value-type="float">
            <text:p>56003</text:p>
          </table:table-cell>
          <table:table-cell office:value-type="float" office:value="64328" calcext:value-type="float">
            <text:p>64328</text:p>
          </table:table-cell>
          <table:table-cell office:value-type="float" office:value="0" calcext:value-type="float">
            <text:p>0</text:p>
          </table:table-cell>
          <table:table-cell office:value-type="float" office:value="17749" calcext:value-type="float">
            <text:p>17749</text:p>
          </table:table-cell>
          <table:table-cell office:value-type="float" office:value="0" calcext:value-type="float">
            <text:p>0</text:p>
          </table:table-cell>
          <table:table-cell office:value-type="float" office:value="3986" calcext:value-type="float">
            <text:p>39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967" calcext:value-type="float">
            <text:p>45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95" calcext:value-type="float">
            <text:p>7995</text:p>
          </table:table-cell>
          <table:table-cell office:value-type="float" office:value="7986" calcext:value-type="float">
            <text:p>7986</text:p>
          </table:table-cell>
          <table:table-cell office:value-type="float" office:value="7828" calcext:value-type="float">
            <text:p>7828</text:p>
          </table:table-cell>
          <table:table-cell office:value-type="float" office:value="22559" calcext:value-type="float">
            <text:p>22559</text:p>
          </table:table-cell>
          <table:table-cell office:value-type="float" office:value="53468" calcext:value-type="float">
            <text:p>53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34" calcext:value-type="float">
            <text:p>24634</text:p>
          </table:table-cell>
          <table:table-cell office:value-type="float" office:value="7999" calcext:value-type="float">
            <text:p>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1" calcext:value-type="float">
            <text:p>7831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87" calcext:value-type="float">
            <text:p>8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86" calcext:value-type="float">
            <text:p>15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363" calcext:value-type="float">
            <text:p>373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577" calcext:value-type="float">
            <text:p>60577</text:p>
          </table:table-cell>
          <table:table-cell office:value-type="float" office:value="56493" calcext:value-type="float">
            <text:p>56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303" calcext:value-type="float">
            <text:p>55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683" calcext:value-type="float">
            <text:p>55683</text:p>
          </table:table-cell>
          <table:table-cell office:value-type="float" office:value="64256" calcext:value-type="float">
            <text:p>64256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0" calcext:value-type="float">
            <text:p>0</text:p>
          </table:table-cell>
          <table:table-cell office:value-type="float" office:value="3981" calcext:value-type="float">
            <text:p>39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327" calcext:value-type="float">
            <text:p>45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8" calcext:value-type="float">
            <text:p>7898</text:p>
          </table:table-cell>
          <table:table-cell office:value-type="float" office:value="7987" calcext:value-type="float">
            <text:p>7987</text:p>
          </table:table-cell>
          <table:table-cell office:value-type="float" office:value="7828" calcext:value-type="float">
            <text:p>7828</text:p>
          </table:table-cell>
          <table:table-cell office:value-type="float" office:value="22303" calcext:value-type="float">
            <text:p>22303</text:p>
          </table:table-cell>
          <table:table-cell office:value-type="float" office:value="44508" calcext:value-type="float">
            <text:p>44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64" calcext:value-type="float">
            <text:p>19464</text:p>
          </table:table-cell>
          <table:table-cell office:value-type="float" office:value="7998" calcext:value-type="float">
            <text:p>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0" calcext:value-type="float">
            <text:p>7830</text:p>
          </table:table-cell>
          <table:table-cell office:value-type="float" office:value="65535" calcext:value-type="float">
            <text:p>655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58" calcext:value-type="float">
            <text:p>8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94" calcext:value-type="float">
            <text:p>15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51" calcext:value-type="float">
            <text:p>496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705" calcext:value-type="float">
            <text:p>60705</text:p>
          </table:table-cell>
          <table:table-cell office:value-type="float" office:value="56534" calcext:value-type="float">
            <text:p>565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487" calcext:value-type="float">
            <text:p>52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907" calcext:value-type="float">
            <text:p>55907</text:p>
          </table:table-cell>
          <table:table-cell office:value-type="float" office:value="64160" calcext:value-type="float">
            <text:p>64160</text:p>
          </table:table-cell>
          <table:table-cell office:value-type="float" office:value="0" calcext:value-type="float">
            <text:p>0</text:p>
          </table:table-cell>
          <table:table-cell office:value-type="float" office:value="33318" calcext:value-type="float">
            <text:p>33318</text:p>
          </table:table-cell>
          <table:table-cell office:value-type="float" office:value="0" calcext:value-type="float">
            <text:p>0</text:p>
          </table:table-cell>
          <table:table-cell office:value-type="float" office:value="3980" calcext:value-type="float">
            <text:p>39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711" calcext:value-type="float">
            <text:p>45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8" calcext:value-type="float">
            <text:p>7878</text:p>
          </table:table-cell>
          <table:table-cell office:value-type="float" office:value="7987" calcext:value-type="float">
            <text:p>7987</text:p>
          </table:table-cell>
          <table:table-cell office:value-type="float" office:value="7831" calcext:value-type="float">
            <text:p>7831</text:p>
          </table:table-cell>
          <table:table-cell office:value-type="float" office:value="23327" calcext:value-type="float">
            <text:p>23327</text:p>
          </table:table-cell>
          <table:table-cell office:value-type="float" office:value="53980" calcext:value-type="float">
            <text:p>53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995" calcext:value-type="float">
            <text:p>7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1" calcext:value-type="float">
            <text:p>7831</text:p>
          </table:table-cell>
          <table:table-cell office:value-type="float" office:value="65500" calcext:value-type="float">
            <text:p>65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48" calcext:value-type="float">
            <text:p>8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98" calcext:value-type="float">
            <text:p>15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66" calcext:value-type="float">
            <text:p>332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833" calcext:value-type="float">
            <text:p>60833</text:p>
          </table:table-cell>
          <table:table-cell office:value-type="float" office:value="56493" calcext:value-type="float">
            <text:p>56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407" calcext:value-type="float">
            <text:p>46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67" calcext:value-type="float">
            <text:p>56067</text:p>
          </table:table-cell>
          <table:table-cell office:value-type="float" office:value="64176" calcext:value-type="float">
            <text:p>64176</text:p>
          </table:table-cell>
          <table:table-cell office:value-type="float" office:value="0" calcext:value-type="float">
            <text:p>0</text:p>
          </table:table-cell>
          <table:table-cell office:value-type="float" office:value="46176" calcext:value-type="float">
            <text:p>46176</text:p>
          </table:table-cell>
          <table:table-cell office:value-type="float" office:value="2207" calcext:value-type="float">
            <text:p>2207</text:p>
          </table:table-cell>
          <table:table-cell office:value-type="float" office:value="8191" calcext:value-type="float">
            <text:p>81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991" calcext:value-type="float">
            <text:p>46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7" calcext:value-type="float">
            <text:p>7887</text:p>
          </table:table-cell>
          <table:table-cell office:value-type="float" office:value="7977" calcext:value-type="float">
            <text:p>7977</text:p>
          </table:table-cell>
          <table:table-cell office:value-type="float" office:value="7829" calcext:value-type="float">
            <text:p>7829</text:p>
          </table:table-cell>
          <table:table-cell office:value-type="float" office:value="25375" calcext:value-type="float">
            <text:p>25375</text:p>
          </table:table-cell>
          <table:table-cell office:value-type="float" office:value="44508" calcext:value-type="float">
            <text:p>44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91" calcext:value-type="float">
            <text:p>7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3" calcext:value-type="float">
            <text:p>7833</text:p>
          </table:table-cell>
          <table:table-cell office:value-type="float" office:value="53468" calcext:value-type="float">
            <text:p>534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46" calcext:value-type="float">
            <text:p>8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98" calcext:value-type="float">
            <text:p>1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float" office:value="57842" calcext:value-type="float">
            <text:p>578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673" calcext:value-type="float">
            <text:p>606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831" calcext:value-type="float">
            <text:p>458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747" calcext:value-type="float">
            <text:p>55747</text:p>
          </table:table-cell>
          <table:table-cell office:value-type="float" office:value="64200" calcext:value-type="float">
            <text:p>642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832" calcext:value-type="float">
            <text:p>40832</text:p>
          </table:table-cell>
          <table:table-cell office:value-type="float" office:value="65535" calcext:value-type="float">
            <text:p>655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399" calcext:value-type="float">
            <text:p>48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6" calcext:value-type="float">
            <text:p>7896</text:p>
          </table:table-cell>
          <table:table-cell office:value-type="float" office:value="7975" calcext:value-type="float">
            <text:p>7975</text:p>
          </table:table-cell>
          <table:table-cell office:value-type="float" office:value="7849" calcext:value-type="float">
            <text:p>7849</text:p>
          </table:table-cell>
          <table:table-cell office:value-type="float" office:value="27679" calcext:value-type="float">
            <text:p>27679</text:p>
          </table:table-cell>
          <table:table-cell office:value-type="float" office:value="54492" calcext:value-type="float">
            <text:p>54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92" calcext:value-type="float">
            <text:p>7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7" calcext:value-type="float">
            <text:p>7837</text:p>
          </table:table-cell>
          <table:table-cell office:value-type="float" office:value="44508" calcext:value-type="float">
            <text:p>445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50" calcext:value-type="float">
            <text:p>80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94" calcext:value-type="float">
            <text:p>15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60" calcext:value-type="float">
            <text:p>40960</text:p>
          </table:table-cell>
          <table:table-cell office:value-type="float" office:value="45554" calcext:value-type="float">
            <text:p>455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305" calcext:value-type="float">
            <text:p>603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215" calcext:value-type="float">
            <text:p>46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39" calcext:value-type="float">
            <text:p>55139</text:p>
          </table:table-cell>
          <table:table-cell office:value-type="float" office:value="64208" calcext:value-type="float">
            <text:p>64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032" calcext:value-type="float">
            <text:p>610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935" calcext:value-type="float">
            <text:p>49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9" calcext:value-type="float">
            <text:p>7889</text:p>
          </table:table-cell>
          <table:table-cell office:value-type="float" office:value="7968" calcext:value-type="float">
            <text:p>7968</text:p>
          </table:table-cell>
          <table:table-cell office:value-type="float" office:value="7912" calcext:value-type="float">
            <text:p>7912</text:p>
          </table:table-cell>
          <table:table-cell office:value-type="float" office:value="27167" calcext:value-type="float">
            <text:p>27167</text:p>
          </table:table-cell>
          <table:table-cell office:value-type="float" office:value="44508" calcext:value-type="float">
            <text:p>44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86" calcext:value-type="float">
            <text:p>7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office:value-type="float" office:value="53980" calcext:value-type="float">
            <text:p>539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37" calcext:value-type="float">
            <text:p>8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88" calcext:value-type="float">
            <text:p>15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34" calcext:value-type="float">
            <text:p>24634</text:p>
          </table:table-cell>
          <table:table-cell office:value-type="float" office:value="20978" calcext:value-type="float">
            <text:p>209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113" calcext:value-type="float">
            <text:p>601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471" calcext:value-type="float">
            <text:p>46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19" calcext:value-type="float">
            <text:p>54819</text:p>
          </table:table-cell>
          <table:table-cell office:value-type="float" office:value="64264" calcext:value-type="float">
            <text:p>64264</text:p>
          </table:table-cell>
          <table:table-cell office:value-type="float" office:value="0" calcext:value-type="float">
            <text:p>0</text:p>
          </table:table-cell>
          <table:table-cell office:value-type="float" office:value="10239" calcext:value-type="float">
            <text:p>10239</text:p>
          </table:table-cell>
          <table:table-cell office:value-type="float" office:value="19633" calcext:value-type="float">
            <text:p>19633</text:p>
          </table:table-cell>
          <table:table-cell office:value-type="float" office:value="28246" calcext:value-type="float">
            <text:p>282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959" calcext:value-type="float">
            <text:p>50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5" calcext:value-type="float">
            <text:p>7865</text:p>
          </table:table-cell>
          <table:table-cell office:value-type="float" office:value="7971" calcext:value-type="float">
            <text:p>7971</text:p>
          </table:table-cell>
          <table:table-cell office:value-type="float" office:value="7970" calcext:value-type="float">
            <text:p>7970</text:p>
          </table:table-cell>
          <table:table-cell office:value-type="float" office:value="24863" calcext:value-type="float">
            <text:p>24863</text:p>
          </table:table-cell>
          <table:table-cell office:value-type="float" office:value="55004" calcext:value-type="float">
            <text:p>55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89" calcext:value-type="float">
            <text:p>7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1" calcext:value-type="float">
            <text:p>7841</text:p>
          </table:table-cell>
          <table:table-cell office:value-type="float" office:value="44508" calcext:value-type="float">
            <text:p>445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85" calcext:value-type="float">
            <text:p>7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78" calcext:value-type="float">
            <text:p>15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33" calcext:value-type="float">
            <text:p>19633</text:p>
          </table:table-cell>
          <table:table-cell office:value-type="float" office:value="13567" calcext:value-type="float">
            <text:p>135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969" calcext:value-type="float">
            <text:p>599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959" calcext:value-type="float">
            <text:p>45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31" calcext:value-type="float">
            <text:p>54531</text:p>
          </table:table-cell>
          <table:table-cell office:value-type="float" office:value="64368" calcext:value-type="float">
            <text:p>64368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256" calcext:value-type="float">
            <text:p>256</text:p>
          </table:table-cell>
          <table:table-cell office:value-type="float" office:value="61033" calcext:value-type="float">
            <text:p>610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599" calcext:value-type="float">
            <text:p>51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52" calcext:value-type="float">
            <text:p>7852</text:p>
          </table:table-cell>
          <table:table-cell office:value-type="float" office:value="20479" calcext:value-type="float">
            <text:p>20479</text:p>
          </table:table-cell>
          <table:table-cell office:value-type="float" office:value="7988" calcext:value-type="float">
            <text:p>7988</text:p>
          </table:table-cell>
          <table:table-cell office:value-type="float" office:value="26655" calcext:value-type="float">
            <text:p>26655</text:p>
          </table:table-cell>
          <table:table-cell office:value-type="float" office:value="44288" calcext:value-type="float">
            <text:p>4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85" calcext:value-type="float">
            <text:p>7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2" calcext:value-type="float">
            <text:p>7842</text:p>
          </table:table-cell>
          <table:table-cell office:value-type="float" office:value="54492" calcext:value-type="float">
            <text:p>544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91" calcext:value-type="float">
            <text:p>78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76" calcext:value-type="float">
            <text:p>15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5535" calcext:value-type="float">
            <text:p>655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777" calcext:value-type="float">
            <text:p>597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743" calcext:value-type="float">
            <text:p>447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51" calcext:value-type="float">
            <text:p>54051</text:p>
          </table:table-cell>
          <table:table-cell office:value-type="float" office:value="64312" calcext:value-type="float">
            <text:p>64312</text:p>
          </table:table-cell>
          <table:table-cell office:value-type="float" office:value="0" calcext:value-type="float">
            <text:p>0</text:p>
          </table:table-cell>
          <table:table-cell office:value-type="float" office:value="61032" calcext:value-type="float">
            <text:p>61032</text:p>
          </table:table-cell>
          <table:table-cell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239" calcext:value-type="float">
            <text:p>52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44" calcext:value-type="float">
            <text:p>7844</text:p>
          </table:table-cell>
          <table:table-cell office:value-type="float" office:value="65535" calcext:value-type="float">
            <text:p>65535</text:p>
          </table:table-cell>
          <table:table-cell office:value-type="float" office:value="7992" calcext:value-type="float">
            <text:p>7992</text:p>
          </table:table-cell>
          <table:table-cell office:value-type="float" office:value="29471" calcext:value-type="float">
            <text:p>294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75" calcext:value-type="float">
            <text:p>7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5" calcext:value-type="float">
            <text:p>7875</text:p>
          </table:table-cell>
          <table:table-cell office:value-type="float" office:value="44508" calcext:value-type="float">
            <text:p>445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91" calcext:value-type="float">
            <text:p>78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70" calcext:value-type="float">
            <text:p>159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73" calcext:value-type="float">
            <text:p>649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697" calcext:value-type="float">
            <text:p>59697</text:p>
          </table:table-cell>
          <table:table-cell office:value-type="float" office:value="2211" calcext:value-type="float">
            <text:p>22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103" calcext:value-type="float">
            <text:p>4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87" calcext:value-type="float">
            <text:p>53987</text:p>
          </table:table-cell>
          <table:table-cell office:value-type="float" office:value="64240" calcext:value-type="float">
            <text:p>64240</text:p>
          </table:table-cell>
          <table:table-cell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office:value-type="float" office:value="0" calcext:value-type="float">
            <text:p>0</text:p>
          </table:table-cell>
          <table:table-cell office:value-type="float" office:value="61034" calcext:value-type="float">
            <text:p>610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783" calcext:value-type="float">
            <text:p>487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office:value-type="float" office:value="56528" calcext:value-type="float">
            <text:p>56528</text:p>
          </table:table-cell>
          <table:table-cell office:value-type="float" office:value="7997" calcext:value-type="float">
            <text:p>7997</text:p>
          </table:table-cell>
          <table:table-cell office:value-type="float" office:value="31775" calcext:value-type="float">
            <text:p>317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74" calcext:value-type="float">
            <text:p>7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2" calcext:value-type="float">
            <text:p>7962</text:p>
          </table:table-cell>
          <table:table-cell office:value-type="float" office:value="55004" calcext:value-type="float">
            <text:p>55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70" calcext:value-type="float">
            <text:p>159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" calcext:value-type="float">
            <text:p>35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713" calcext:value-type="float">
            <text:p>59713</text:p>
          </table:table-cell>
          <table:table-cell office:value-type="float" office:value="41984" calcext:value-type="float">
            <text:p>419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99" calcext:value-type="float">
            <text:p>43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23" calcext:value-type="float">
            <text:p>53923</text:p>
          </table:table-cell>
          <table:table-cell office:value-type="float" office:value="64256" calcext:value-type="float">
            <text:p>64256</text:p>
          </table:table-cell>
          <table:table-cell office:value-type="float" office:value="0" calcext:value-type="float">
            <text:p>0</text:p>
          </table:table-cell>
          <table:table-cell office:value-type="float" office:value="61033" calcext:value-type="float">
            <text:p>61033</text:p>
          </table:table-cell>
          <table:table-cell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735" calcext:value-type="float">
            <text:p>467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26" calcext:value-type="float">
            <text:p>7826</text:p>
          </table:table-cell>
          <table:table-cell office:value-type="float" office:value="56493" calcext:value-type="float">
            <text:p>56493</text:p>
          </table:table-cell>
          <table:table-cell office:value-type="float" office:value="7998" calcext:value-type="float">
            <text:p>7998</text:p>
          </table:table-cell>
          <table:table-cell office:value-type="float" office:value="35103" calcext:value-type="float">
            <text:p>351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69" calcext:value-type="float">
            <text:p>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89" calcext:value-type="float">
            <text:p>7989</text:p>
          </table:table-cell>
          <table:table-cell office:value-type="float" office:value="44288" calcext:value-type="float">
            <text:p>442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01" calcext:value-type="float">
            <text:p>7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68" calcext:value-type="float">
            <text:p>15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781" calcext:value-type="float">
            <text:p>567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665" calcext:value-type="float">
            <text:p>59665</text:p>
          </table:table-cell>
          <table:table-cell office:value-type="float" office:value="24635" calcext:value-type="float">
            <text:p>246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503" calcext:value-type="float">
            <text:p>425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59" calcext:value-type="float">
            <text:p>53859</text:p>
          </table:table-cell>
          <table:table-cell office:value-type="float" office:value="64344" calcext:value-type="float">
            <text:p>64344</text:p>
          </table:table-cell>
          <table:table-cell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office:value-type="float" office:value="0" calcext:value-type="float">
            <text:p>0</text:p>
          </table:table-cell>
          <table:table-cell office:value-type="float" office:value="61035" calcext:value-type="float">
            <text:p>610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223" calcext:value-type="float">
            <text:p>46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25" calcext:value-type="float">
            <text:p>7825</text:p>
          </table:table-cell>
          <table:table-cell office:value-type="float" office:value="56530" calcext:value-type="float">
            <text:p>56530</text:p>
          </table:table-cell>
          <table:table-cell office:value-type="float" office:value="7993" calcext:value-type="float">
            <text:p>7993</text:p>
          </table:table-cell>
          <table:table-cell office:value-type="float" office:value="37407" calcext:value-type="float">
            <text:p>374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66" calcext:value-type="float">
            <text:p>7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48" calcext:value-type="float">
            <text:p>15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22" calcext:value-type="float">
            <text:p>117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793" calcext:value-type="float">
            <text:p>59793</text:p>
          </table:table-cell>
          <table:table-cell office:value-type="float" office:value="44699" calcext:value-type="float">
            <text:p>44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247" calcext:value-type="float">
            <text:p>42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79" calcext:value-type="float">
            <text:p>54179</text:p>
          </table:table-cell>
          <table:table-cell office:value-type="float" office:value="64432" calcext:value-type="float">
            <text:p>64432</text:p>
          </table:table-cell>
          <table:table-cell office:value-type="float" office:value="0" calcext:value-type="float">
            <text:p>0</text:p>
          </table:table-cell>
          <table:table-cell office:value-type="float" office:value="61034" calcext:value-type="float">
            <text:p>61034</text:p>
          </table:table-cell>
          <table:table-cell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735" calcext:value-type="float">
            <text:p>467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24" calcext:value-type="float">
            <text:p>7824</text:p>
          </table:table-cell>
          <table:table-cell office:value-type="float" office:value="56493" calcext:value-type="float">
            <text:p>56493</text:p>
          </table:table-cell>
          <table:table-cell office:value-type="float" office:value="7991" calcext:value-type="float">
            <text:p>7991</text:p>
          </table:table-cell>
          <table:table-cell office:value-type="float" office:value="38175" calcext:value-type="float">
            <text:p>3817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3" calcext:value-type="float">
            <text:p>80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72" calcext:value-type="float">
            <text:p>7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56" calcext:value-type="float">
            <text:p>15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781" calcext:value-type="float">
            <text:p>567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825" calcext:value-type="float">
            <text:p>598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055" calcext:value-type="float">
            <text:p>42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43" calcext:value-type="float">
            <text:p>54243</text:p>
          </table:table-cell>
          <table:table-cell office:value-type="float" office:value="64552" calcext:value-type="float">
            <text:p>64552</text:p>
          </table:table-cell>
          <table:table-cell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455" calcext:value-type="float">
            <text:p>45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office:value-type="float" office:value="56532" calcext:value-type="float">
            <text:p>56532</text:p>
          </table:table-cell>
          <table:table-cell office:value-type="float" office:value="7991" calcext:value-type="float">
            <text:p>7991</text:p>
          </table:table-cell>
          <table:table-cell office:value-type="float" office:value="38943" calcext:value-type="float">
            <text:p>38943</text:p>
          </table:table-cell>
          <table:table-cell office:value-type="float" office:value="42792" calcext:value-type="float">
            <text:p>427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64" calcext:value-type="float">
            <text:p>7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40" calcext:value-type="float">
            <text:p>15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14" calcext:value-type="float">
            <text:p>199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745" calcext:value-type="float">
            <text:p>597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183" calcext:value-type="float">
            <text:p>42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55" calcext:value-type="float">
            <text:p>53955</text:p>
          </table:table-cell>
          <table:table-cell office:value-type="float" office:value="64616" calcext:value-type="float">
            <text:p>64616</text:p>
          </table:table-cell>
          <table:table-cell office:value-type="float" office:value="0" calcext:value-type="float">
            <text:p>0</text:p>
          </table:table-cell>
          <table:table-cell office:value-type="float" office:value="61035" calcext:value-type="float">
            <text:p>610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719" calcext:value-type="float">
            <text:p>40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34" calcext:value-type="float">
            <text:p>7834</text:p>
          </table:table-cell>
          <table:table-cell office:value-type="float" office:value="56493" calcext:value-type="float">
            <text:p>56493</text:p>
          </table:table-cell>
          <table:table-cell office:value-type="float" office:value="7988" calcext:value-type="float">
            <text:p>7988</text:p>
          </table:table-cell>
          <table:table-cell office:value-type="float" office:value="31775" calcext:value-type="float">
            <text:p>31775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38" calcext:value-type="float">
            <text:p>15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781" calcext:value-type="float">
            <text:p>567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617" calcext:value-type="float">
            <text:p>596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759" calcext:value-type="float">
            <text:p>42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27" calcext:value-type="float">
            <text:p>53827</text:p>
          </table:table-cell>
          <table:table-cell office:value-type="float" office:value="64648" calcext:value-type="float">
            <text:p>64648</text:p>
          </table:table-cell>
          <table:table-cell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303" calcext:value-type="float">
            <text:p>28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30" calcext:value-type="float">
            <text:p>7830</text:p>
          </table:table-cell>
          <table:table-cell office:value-type="float" office:value="56534" calcext:value-type="float">
            <text:p>56534</text:p>
          </table:table-cell>
          <table:table-cell office:value-type="float" office:value="7984" calcext:value-type="float">
            <text:p>7984</text:p>
          </table:table-cell>
          <table:table-cell office:value-type="float" office:value="28447" calcext:value-type="float">
            <text:p>28447</text:p>
          </table:table-cell>
          <table:table-cell office:value-type="float" office:value="14894" calcext:value-type="float">
            <text:p>148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38" calcext:value-type="float">
            <text:p>7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59" calcext:value-type="float">
            <text:p>40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6" calcext:value-type="float">
            <text:p>281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633" calcext:value-type="float">
            <text:p>596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951" calcext:value-type="float">
            <text:p>42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95" calcext:value-type="float">
            <text:p>53795</text:p>
          </table:table-cell>
          <table:table-cell office:value-type="float" office:value="64696" calcext:value-type="float">
            <text:p>64696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127" calcext:value-type="float">
            <text:p>26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22" calcext:value-type="float">
            <text:p>7822</text:p>
          </table:table-cell>
          <table:table-cell office:value-type="float" office:value="56493" calcext:value-type="float">
            <text:p>56493</text:p>
          </table:table-cell>
          <table:table-cell office:value-type="float" office:value="7984" calcext:value-type="float">
            <text:p>7984</text:p>
          </table:table-cell>
          <table:table-cell office:value-type="float" office:value="26911" calcext:value-type="float">
            <text:p>26911</text:p>
          </table:table-cell>
          <table:table-cell office:value-type="float" office:value="35584" calcext:value-type="float">
            <text:p>35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7" calcext:value-type="float">
            <text:p>7997</text:p>
          </table:table-cell>
          <table:table-cell office:value-type="float" office:value="42919" calcext:value-type="float">
            <text:p>429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33" calcext:value-type="float">
            <text:p>7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248" calcext:value-type="float">
            <text:p>532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649" calcext:value-type="float">
            <text:p>596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503" calcext:value-type="float">
            <text:p>425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63" calcext:value-type="float">
            <text:p>53763</text:p>
          </table:table-cell>
          <table:table-cell office:value-type="float" office:value="64456" calcext:value-type="float">
            <text:p>644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7151" calcext:value-type="float">
            <text:p>27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23" calcext:value-type="float">
            <text:p>7823</text:p>
          </table:table-cell>
          <table:table-cell office:value-type="float" office:value="0" calcext:value-type="float">
            <text:p>0</text:p>
          </table:table-cell>
          <table:table-cell office:value-type="float" office:value="7982" calcext:value-type="float">
            <text:p>7982</text:p>
          </table:table-cell>
          <table:table-cell office:value-type="float" office:value="28191" calcext:value-type="float">
            <text:p>28191</text:p>
          </table:table-cell>
          <table:table-cell office:value-type="float" office:value="768" calcext:value-type="float">
            <text:p>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32768" calcext:value-type="float">
            <text:p>327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36" calcext:value-type="float">
            <text:p>7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21" calcext:value-type="float">
            <text:p>475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681" calcext:value-type="float">
            <text:p>596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183" calcext:value-type="float">
            <text:p>42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23" calcext:value-type="float">
            <text:p>53923</text:p>
          </table:table-cell>
          <table:table-cell office:value-type="float" office:value="64320" calcext:value-type="float">
            <text:p>64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919" calcext:value-type="float">
            <text:p>27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24" calcext:value-type="float">
            <text:p>7824</text:p>
          </table:table-cell>
          <table:table-cell office:value-type="float" office:value="0" calcext:value-type="float">
            <text:p>0</text:p>
          </table:table-cell>
          <table:table-cell office:value-type="float" office:value="7970" calcext:value-type="float">
            <text:p>7970</text:p>
          </table:table-cell>
          <table:table-cell office:value-type="float" office:value="24607" calcext:value-type="float">
            <text:p>246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5" calcext:value-type="float">
            <text:p>7995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31" calcext:value-type="float">
            <text:p>78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51" calcext:value-type="float">
            <text:p>4745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713" calcext:value-type="float">
            <text:p>597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183" calcext:value-type="float">
            <text:p>42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19" calcext:value-type="float">
            <text:p>54019</text:p>
          </table:table-cell>
          <table:table-cell office:value-type="float" office:value="64304" calcext:value-type="float">
            <text:p>64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84" calcext:value-type="float">
            <text:p>547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767" calcext:value-type="float">
            <text:p>26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27" calcext:value-type="float">
            <text:p>7827</text:p>
          </table:table-cell>
          <table:table-cell office:value-type="float" office:value="0" calcext:value-type="float">
            <text:p>0</text:p>
          </table:table-cell>
          <table:table-cell office:value-type="float" office:value="7975" calcext:value-type="float">
            <text:p>7975</text:p>
          </table:table-cell>
          <table:table-cell office:value-type="float" office:value="12830" calcext:value-type="float">
            <text:p>128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3" calcext:value-type="float">
            <text:p>7993</text:p>
          </table:table-cell>
          <table:table-cell office:value-type="float" office:value="35585" calcext:value-type="float">
            <text:p>355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25" calcext:value-type="float">
            <text:p>475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729" calcext:value-type="float">
            <text:p>597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055" calcext:value-type="float">
            <text:p>42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83" calcext:value-type="float">
            <text:p>54083</text:p>
          </table:table-cell>
          <table:table-cell office:value-type="float" office:value="64336" calcext:value-type="float">
            <text:p>64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17" calcext:value-type="float">
            <text:p>123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951" calcext:value-type="float">
            <text:p>23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28" calcext:value-type="float">
            <text:p>7828</text:p>
          </table:table-cell>
          <table:table-cell office:value-type="float" office:value="0" calcext:value-type="float">
            <text:p>0</text:p>
          </table:table-cell>
          <table:table-cell office:value-type="float" office:value="7965" calcext:value-type="float">
            <text:p>7965</text:p>
          </table:table-cell>
          <table:table-cell office:value-type="float" office:value="54814" calcext:value-type="float">
            <text:p>548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5" calcext:value-type="float">
            <text:p>79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43" calcext:value-type="float">
            <text:p>7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51" calcext:value-type="float">
            <text:p>4745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777" calcext:value-type="float">
            <text:p>597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311" calcext:value-type="float">
            <text:p>42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79" calcext:value-type="float">
            <text:p>54179</text:p>
          </table:table-cell>
          <table:table-cell office:value-type="float" office:value="64256" calcext:value-type="float">
            <text:p>64256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415" calcext:value-type="float">
            <text:p>22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28" calcext:value-type="float">
            <text:p>7828</text:p>
          </table:table-cell>
          <table:table-cell office:value-type="float" office:value="0" calcext:value-type="float">
            <text:p>0</text:p>
          </table:table-cell>
          <table:table-cell office:value-type="float" office:value="7968" calcext:value-type="float">
            <text:p>7968</text:p>
          </table:table-cell>
          <table:table-cell office:value-type="float" office:value="52254" calcext:value-type="float">
            <text:p>522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0" calcext:value-type="float">
            <text:p>79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37" calcext:value-type="float">
            <text:p>7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29" calcext:value-type="float">
            <text:p>47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697" calcext:value-type="float">
            <text:p>596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567" calcext:value-type="float">
            <text:p>42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47" calcext:value-type="float">
            <text:p>54147</text:p>
          </table:table-cell>
          <table:table-cell office:value-type="float" office:value="63960" calcext:value-type="float">
            <text:p>63960</text:p>
          </table:table-cell>
          <table:table-cell office:value-type="float" office:value="0" calcext:value-type="float">
            <text:p>0</text:p>
          </table:table-cell>
          <table:table-cell office:value-type="float" office:value="54720" calcext:value-type="float">
            <text:p>54720</text:p>
          </table:table-cell>
          <table:table-cell office:value-type="float" office:value="0" calcext:value-type="float">
            <text:p>0</text:p>
          </table:table-cell>
          <table:table-cell office:value-type="float" office:value="32769" calcext:value-type="float">
            <text:p>327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135" calcext:value-type="float">
            <text:p>21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31" calcext:value-type="float">
            <text:p>7831</text:p>
          </table:table-cell>
          <table:table-cell office:value-type="float" office:value="2204" calcext:value-type="float">
            <text:p>2204</text:p>
          </table:table-cell>
          <table:table-cell office:value-type="float" office:value="16383" calcext:value-type="float">
            <text:p>16383</text:p>
          </table:table-cell>
          <table:table-cell office:value-type="float" office:value="54046" calcext:value-type="float">
            <text:p>540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982" calcext:value-type="float">
            <text:p>79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33" calcext:value-type="float">
            <text:p>7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51" calcext:value-type="float">
            <text:p>47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40" calcext:value-type="float">
            <text:p>82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49" calcext:value-type="float">
            <text:p>600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695" calcext:value-type="float">
            <text:p>426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011" calcext:value-type="float">
            <text:p>55011</text:p>
          </table:table-cell>
          <table:table-cell office:value-type="float" office:value="63192" calcext:value-type="float">
            <text:p>63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727" calcext:value-type="float">
            <text:p>197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29" calcext:value-type="float">
            <text:p>7829</text:p>
          </table:table-cell>
          <table:table-cell office:value-type="float" office:value="40192" calcext:value-type="float">
            <text:p>40192</text:p>
          </table:table-cell>
          <table:table-cell office:value-type="float" office:value="65535" calcext:value-type="float">
            <text:p>65535</text:p>
          </table:table-cell>
          <table:table-cell office:value-type="float" office:value="55326" calcext:value-type="float">
            <text:p>553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980" calcext:value-type="float">
            <text:p>79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29" calcext:value-type="float">
            <text:p>7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33" calcext:value-type="float">
            <text:p>47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9" calcext:value-type="float">
            <text:p>15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61137" calcext:value-type="float">
            <text:p>611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695" calcext:value-type="float">
            <text:p>426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731" calcext:value-type="float">
            <text:p>57731</text:p>
          </table:table-cell>
          <table:table-cell office:value-type="float" office:value="63024" calcext:value-type="float">
            <text:p>63024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215" calcext:value-type="float">
            <text:p>19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24635" calcext:value-type="float">
            <text:p>24635</text:p>
          </table:table-cell>
          <table:table-cell office:value-type="float" office:value="56528" calcext:value-type="float">
            <text:p>56528</text:p>
          </table:table-cell>
          <table:table-cell office:value-type="float" office:value="52766" calcext:value-type="float">
            <text:p>527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973" calcext:value-type="float">
            <text:p>79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28" calcext:value-type="float">
            <text:p>7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50" calcext:value-type="float">
            <text:p>474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336" calcext:value-type="float">
            <text:p>443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float" office:value="62081" calcext:value-type="float">
            <text:p>620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631" calcext:value-type="float">
            <text:p>42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819" calcext:value-type="float">
            <text:p>58819</text:p>
          </table:table-cell>
          <table:table-cell office:value-type="float" office:value="63104" calcext:value-type="float">
            <text:p>63104</text:p>
          </table:table-cell>
          <table:table-cell office:value-type="float" office:value="0" calcext:value-type="float">
            <text:p>0</text:p>
          </table:table-cell>
          <table:table-cell office:value-type="float" office:value="32896" calcext:value-type="float">
            <text:p>328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215" calcext:value-type="float">
            <text:p>19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12" calcext:value-type="float">
            <text:p>7912</text:p>
          </table:table-cell>
          <table:table-cell office:value-type="float" office:value="14306" calcext:value-type="float">
            <text:p>14306</text:p>
          </table:table-cell>
          <table:table-cell office:value-type="float" office:value="56493" calcext:value-type="float">
            <text:p>56493</text:p>
          </table:table-cell>
          <table:table-cell office:value-type="float" office:value="47902" calcext:value-type="float">
            <text:p>479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972" calcext:value-type="float">
            <text:p>79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288" calcext:value-type="float">
            <text:p>122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62353" calcext:value-type="float">
            <text:p>623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295" calcext:value-type="float">
            <text:p>44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67" calcext:value-type="float">
            <text:p>59267</text:p>
          </table:table-cell>
          <table:table-cell office:value-type="float" office:value="63168" calcext:value-type="float">
            <text:p>631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831" calcext:value-type="float">
            <text:p>188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0" calcext:value-type="float">
            <text:p>7970</text:p>
          </table:table-cell>
          <table:table-cell office:value-type="float" office:value="3" calcext:value-type="float">
            <text:p>3</text:p>
          </table:table-cell>
          <table:table-cell office:value-type="float" office:value="56530" calcext:value-type="float">
            <text:p>56530</text:p>
          </table:table-cell>
          <table:table-cell office:value-type="float" office:value="45342" calcext:value-type="float">
            <text:p>453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37" calcext:value-type="float">
            <text:p>78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288" calcext:value-type="float">
            <text:p>122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3" calcext:value-type="float">
            <text:p>7923</text:p>
          </table:table-cell>
          <table:table-cell office:value-type="float" office:value="62369" calcext:value-type="float">
            <text:p>623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543" calcext:value-type="float">
            <text:p>49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363" calcext:value-type="float">
            <text:p>59363</text:p>
          </table:table-cell>
          <table:table-cell office:value-type="float" office:value="63104" calcext:value-type="float">
            <text:p>631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727" calcext:value-type="float">
            <text:p>197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88" calcext:value-type="float">
            <text:p>7988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43038" calcext:value-type="float">
            <text:p>430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3" calcext:value-type="float">
            <text:p>7923</text:p>
          </table:table-cell>
          <table:table-cell office:value-type="float" office:value="62417" calcext:value-type="float">
            <text:p>624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231" calcext:value-type="float">
            <text:p>52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491" calcext:value-type="float">
            <text:p>59491</text:p>
          </table:table-cell>
          <table:table-cell office:value-type="float" office:value="62920" calcext:value-type="float">
            <text:p>629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855" calcext:value-type="float">
            <text:p>198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92" calcext:value-type="float">
            <text:p>7992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39198" calcext:value-type="float">
            <text:p>391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216" calcext:value-type="float">
            <text:p>4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41" calcext:value-type="float">
            <text:p>784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8" calcext:value-type="float">
            <text:p>7938</text:p>
          </table:table-cell>
          <table:table-cell office:value-type="float" office:value="62433" calcext:value-type="float">
            <text:p>624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191" calcext:value-type="float">
            <text:p>53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427" calcext:value-type="float">
            <text:p>59427</text:p>
          </table:table-cell>
          <table:table-cell office:value-type="float" office:value="62816" calcext:value-type="float">
            <text:p>628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343" calcext:value-type="float">
            <text:p>19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97" calcext:value-type="float">
            <text:p>7997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38686" calcext:value-type="float">
            <text:p>386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635" calcext:value-type="float">
            <text:p>24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41" calcext:value-type="float">
            <text:p>784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  <table:table-cell office:value-type="float" office:value="62305" calcext:value-type="float">
            <text:p>623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191" calcext:value-type="float">
            <text:p>53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427" calcext:value-type="float">
            <text:p>59427</text:p>
          </table:table-cell>
          <table:table-cell office:value-type="float" office:value="62752" calcext:value-type="float">
            <text:p>627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191" calcext:value-type="float">
            <text:p>18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98" calcext:value-type="float">
            <text:p>7998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38174" calcext:value-type="float">
            <text:p>38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457" calcext:value-type="float">
            <text:p>57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75" calcext:value-type="float">
            <text:p>7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5" calcext:value-type="float">
            <text:p>44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float" office:value="62273" calcext:value-type="float">
            <text:p>622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447" calcext:value-type="float">
            <text:p>53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139" calcext:value-type="float">
            <text:p>59139</text:p>
          </table:table-cell>
          <table:table-cell office:value-type="float" office:value="62648" calcext:value-type="float">
            <text:p>626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447" calcext:value-type="float">
            <text:p>18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93" calcext:value-type="float">
            <text:p>79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37662" calcext:value-type="float">
            <text:p>376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62" calcext:value-type="float">
            <text:p>79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44" calcext:value-type="float">
            <text:p>189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8" calcext:value-type="float">
            <text:p>7978</text:p>
          </table:table-cell>
          <table:table-cell office:value-type="float" office:value="62273" calcext:value-type="float">
            <text:p>622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319" calcext:value-type="float">
            <text:p>53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139" calcext:value-type="float">
            <text:p>59139</text:p>
          </table:table-cell>
          <table:table-cell office:value-type="float" office:value="62608" calcext:value-type="float">
            <text:p>626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319" calcext:value-type="float">
            <text:p>18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91" calcext:value-type="float">
            <text:p>7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22" calcext:value-type="float">
            <text:p>402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89" calcext:value-type="float">
            <text:p>7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269" calcext:value-type="float">
            <text:p>4926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float" office:value="62241" calcext:value-type="float">
            <text:p>622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127" calcext:value-type="float">
            <text:p>53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139" calcext:value-type="float">
            <text:p>59139</text:p>
          </table:table-cell>
          <table:table-cell office:value-type="float" office:value="62592" calcext:value-type="float">
            <text:p>625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703" calcext:value-type="float">
            <text:p>18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91" calcext:value-type="float">
            <text:p>7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34" calcext:value-type="float">
            <text:p>407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62" calcext:value-type="float">
            <text:p>238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float" office:value="62225" calcext:value-type="float">
            <text:p>622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807" calcext:value-type="float">
            <text:p>52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075" calcext:value-type="float">
            <text:p>59075</text:p>
          </table:table-cell>
          <table:table-cell office:value-type="float" office:value="62600" calcext:value-type="float">
            <text:p>626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343" calcext:value-type="float">
            <text:p>19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88" calcext:value-type="float">
            <text:p>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30" calcext:value-type="float">
            <text:p>384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3" calcext:value-type="float">
            <text:p>7983</text:p>
          </table:table-cell>
          <table:table-cell office:value-type="float" office:value="62209" calcext:value-type="float">
            <text:p>622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743" calcext:value-type="float">
            <text:p>527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011" calcext:value-type="float">
            <text:p>59011</text:p>
          </table:table-cell>
          <table:table-cell office:value-type="float" office:value="62656" calcext:value-type="float">
            <text:p>626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471" calcext:value-type="float">
            <text:p>19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84" calcext:value-type="float">
            <text:p>7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06" calcext:value-type="float">
            <text:p>374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04" calcext:value-type="float">
            <text:p>800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float" office:value="62209" calcext:value-type="float">
            <text:p>622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743" calcext:value-type="float">
            <text:p>527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107" calcext:value-type="float">
            <text:p>59107</text:p>
          </table:table-cell>
          <table:table-cell office:value-type="float" office:value="62672" calcext:value-type="float">
            <text:p>626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727" calcext:value-type="float">
            <text:p>197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84" calcext:value-type="float">
            <text:p>7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50" calcext:value-type="float">
            <text:p>3715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004" calcext:value-type="float">
            <text:p>800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float" office:value="62033" calcext:value-type="float">
            <text:p>62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551" calcext:value-type="float">
            <text:p>52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723" calcext:value-type="float">
            <text:p>58723</text:p>
          </table:table-cell>
          <table:table-cell office:value-type="float" office:value="62640" calcext:value-type="float">
            <text:p>626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471" calcext:value-type="float">
            <text:p>19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82" calcext:value-type="float">
            <text:p>7982</text:p>
          </table:table-cell>
          <table:table-cell office:value-type="float" office:value="0" calcext:value-type="float">
            <text:p>0</text:p>
          </table:table-cell>
          <table:table-cell office:value-type="float" office:value="2216" calcext:value-type="float">
            <text:p>2216</text:p>
          </table:table-cell>
          <table:table-cell office:value-type="float" office:value="36894" calcext:value-type="float">
            <text:p>3689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6" calcext:value-type="float">
            <text:p>7996</text:p>
          </table:table-cell>
          <table:table-cell office:value-type="float" office:value="62065" calcext:value-type="float">
            <text:p>620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487" calcext:value-type="float">
            <text:p>52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595" calcext:value-type="float">
            <text:p>58595</text:p>
          </table:table-cell>
          <table:table-cell office:value-type="float" office:value="62576" calcext:value-type="float">
            <text:p>625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159" calcext:value-type="float">
            <text:p>22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0" calcext:value-type="float">
            <text:p>7970</text:p>
          </table:table-cell>
          <table:table-cell office:value-type="float" office:value="0" calcext:value-type="float">
            <text:p>0</text:p>
          </table:table-cell>
          <table:table-cell office:value-type="float" office:value="43264" calcext:value-type="float">
            <text:p>43264</text:p>
          </table:table-cell>
          <table:table-cell office:value-type="float" office:value="38174" calcext:value-type="float">
            <text:p>3817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996" calcext:value-type="float">
            <text:p>799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float" office:value="61841" calcext:value-type="float">
            <text:p>618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679" calcext:value-type="float">
            <text:p>52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99" calcext:value-type="float">
            <text:p>58499</text:p>
          </table:table-cell>
          <table:table-cell office:value-type="float" office:value="62600" calcext:value-type="float">
            <text:p>626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1119" calcext:value-type="float">
            <text:p>31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5" calcext:value-type="float">
            <text:p>7975</text:p>
          </table:table-cell>
          <table:table-cell office:value-type="float" office:value="0" calcext:value-type="float">
            <text:p>0</text:p>
          </table:table-cell>
          <table:table-cell office:value-type="float" office:value="24634" calcext:value-type="float">
            <text:p>24634</text:p>
          </table:table-cell>
          <table:table-cell office:value-type="float" office:value="38942" calcext:value-type="float">
            <text:p>3894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997" calcext:value-type="float">
            <text:p>799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float" office:value="61924" calcext:value-type="float">
            <text:p>619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911" calcext:value-type="float">
            <text:p>51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71" calcext:value-type="float">
            <text:p>58471</text:p>
          </table:table-cell>
          <table:table-cell office:value-type="float" office:value="62592" calcext:value-type="float">
            <text:p>625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159" calcext:value-type="float">
            <text:p>38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5" calcext:value-type="float">
            <text:p>7965</text:p>
          </table:table-cell>
          <table:table-cell office:value-type="float" office:value="0" calcext:value-type="float">
            <text:p>0</text:p>
          </table:table-cell>
          <table:table-cell office:value-type="float" office:value="35329" calcext:value-type="float">
            <text:p>35329</text:p>
          </table:table-cell>
          <table:table-cell office:value-type="float" office:value="39454" calcext:value-type="float">
            <text:p>3945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993" calcext:value-type="float">
            <text:p>799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float" office:value="65535" calcext:value-type="float">
            <text:p>655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719" calcext:value-type="float">
            <text:p>51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62616" calcext:value-type="float">
            <text:p>626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079" calcext:value-type="float">
            <text:p>40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8" calcext:value-type="float">
            <text:p>79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222" calcext:value-type="float">
            <text:p>402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79" calcext:value-type="float">
            <text:p>21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92" calcext:value-type="float">
            <text:p>799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65533" calcext:value-type="float">
            <text:p>655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271" calcext:value-type="float">
            <text:p>51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1" calcext:value-type="float">
            <text:p>65531</text:p>
          </table:table-cell>
          <table:table-cell office:value-type="float" office:value="62624" calcext:value-type="float">
            <text:p>626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591" calcext:value-type="float">
            <text:p>40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66" calcext:value-type="float">
            <text:p>399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3792" calcext:value-type="float">
            <text:p>337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94" calcext:value-type="float">
            <text:p>799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float" office:value="52493" calcext:value-type="float">
            <text:p>524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663" calcext:value-type="float">
            <text:p>51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51" calcext:value-type="float">
            <text:p>39451</text:p>
          </table:table-cell>
          <table:table-cell office:value-type="float" office:value="62632" calcext:value-type="float">
            <text:p>626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847" calcext:value-type="float">
            <text:p>40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79" calcext:value-type="float">
            <text:p>468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634" calcext:value-type="float">
            <text:p>246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89" calcext:value-type="float">
            <text:p>798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float" office:value="51933" calcext:value-type="float">
            <text:p>519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31" calcext:value-type="float">
            <text:p>38331</text:p>
          </table:table-cell>
          <table:table-cell office:value-type="float" office:value="62656" calcext:value-type="float">
            <text:p>626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975" calcext:value-type="float">
            <text:p>40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3" calcext:value-type="float">
            <text:p>31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4019" calcext:value-type="float">
            <text:p>54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85" calcext:value-type="float">
            <text:p>798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52525" calcext:value-type="float">
            <text:p>525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527" calcext:value-type="float">
            <text:p>65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515" calcext:value-type="float">
            <text:p>39515</text:p>
          </table:table-cell>
          <table:table-cell office:value-type="float" office:value="62632" calcext:value-type="float">
            <text:p>626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719" calcext:value-type="float">
            <text:p>40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07" calcext:value-type="float">
            <text:p>118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81" calcext:value-type="float">
            <text:p>798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51933" calcext:value-type="float">
            <text:p>519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367" calcext:value-type="float">
            <text:p>13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31" calcext:value-type="float">
            <text:p>38331</text:p>
          </table:table-cell>
          <table:table-cell office:value-type="float" office:value="62776" calcext:value-type="float">
            <text:p>627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207" calcext:value-type="float">
            <text:p>40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91" calcext:value-type="float">
            <text:p>1539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974" calcext:value-type="float">
            <text:p>797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6" calcext:value-type="float">
            <text:p>8026</text:p>
          </table:table-cell>
          <table:table-cell office:value-type="float" office:value="52557" calcext:value-type="float">
            <text:p>525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127" calcext:value-type="float">
            <text:p>11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  <table:table-cell office:value-type="float" office:value="39579" calcext:value-type="float">
            <text:p>39579</text:p>
          </table:table-cell>
          <table:table-cell office:value-type="float" office:value="63288" calcext:value-type="float">
            <text:p>63288</text:p>
          </table:table-cell>
          <table:table-cell office:value-type="float" office:value="16383" calcext:value-type="float">
            <text:p>163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9823" calcext:value-type="float">
            <text:p>39823</text:p>
          </table:table-cell>
          <table:table-cell office:value-type="float" office:value="0" calcext:value-type="float">
            <text:p>0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59" calcext:value-type="float">
            <text:p>1615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  <table:table-cell office:value-type="float" office:value="7972" calcext:value-type="float">
            <text:p>7972</text:p>
          </table:table-cell>
          <table:table-cell office:value-type="float" office:value="16383" calcext:value-type="float">
            <text:p>163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float" office:value="51933" calcext:value-type="float">
            <text:p>519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495" calcext:value-type="float">
            <text:p>13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38331" calcext:value-type="float">
            <text:p>38331</text:p>
          </table:table-cell>
          <table:table-cell office:value-type="float" office:value="63760" calcext:value-type="float">
            <text:p>63760</text:p>
          </table:table-cell>
          <table:table-cell office:value-type="float" office:value="65535" calcext:value-type="float">
            <text:p>655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823" calcext:value-type="float">
            <text:p>39823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83" calcext:value-type="float">
            <text:p>1718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20479" calcext:value-type="float">
            <text:p>20479</text:p>
          </table:table-cell>
          <table:table-cell office:value-type="float" office:value="65535" calcext:value-type="float">
            <text:p>655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float" office:value="52589" calcext:value-type="float">
            <text:p>525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127" calcext:value-type="float">
            <text:p>11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39643" calcext:value-type="float">
            <text:p>39643</text:p>
          </table:table-cell>
          <table:table-cell office:value-type="float" office:value="63912" calcext:value-type="float">
            <text:p>63912</text:p>
          </table:table-cell>
          <table:table-cell office:value-type="float" office:value="56528" calcext:value-type="float">
            <text:p>56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183" calcext:value-type="float">
            <text:p>39183</text:p>
          </table:table-cell>
          <table:table-cell office:value-type="float" office:value="0" calcext:value-type="float">
            <text:p>0</text:p>
          </table:table-cell>
          <table:table-cell office:value-type="float" office:value="7935" calcext:value-type="float">
            <text:p>7935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71" calcext:value-type="float">
            <text:p>1667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65535" calcext:value-type="float">
            <text:p>65535</text:p>
          </table:table-cell>
          <table:table-cell office:value-type="float" office:value="56528" calcext:value-type="float">
            <text:p>565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float" office:value="51920" calcext:value-type="float">
            <text:p>519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623" calcext:value-type="float">
            <text:p>13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38304" calcext:value-type="float">
            <text:p>38304</text:p>
          </table:table-cell>
          <table:table-cell office:value-type="float" office:value="63944" calcext:value-type="float">
            <text:p>63944</text:p>
          </table:table-cell>
          <table:table-cell office:value-type="float" office:value="56493" calcext:value-type="float">
            <text:p>56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183" calcext:value-type="float">
            <text:p>39183</text:p>
          </table:table-cell>
          <table:table-cell office:value-type="float" office:value="0" calcext:value-type="float">
            <text:p>0</text:p>
          </table:table-cell>
          <table:table-cell office:value-type="float" office:value="7932" calcext:value-type="float">
            <text:p>7932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71" calcext:value-type="float">
            <text:p>1667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28" calcext:value-type="float">
            <text:p>56528</text:p>
          </table:table-cell>
          <table:table-cell office:value-type="float" office:value="56493" calcext:value-type="float">
            <text:p>564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127" calcext:value-type="float">
            <text:p>11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63992" calcext:value-type="float">
            <text:p>63992</text:p>
          </table:table-cell>
          <table:table-cell office:value-type="float" office:value="56530" calcext:value-type="float">
            <text:p>565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65518" calcext:value-type="float">
            <text:p>655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27" calcext:value-type="float">
            <text:p>38927</text:p>
          </table:table-cell>
          <table:table-cell office:value-type="float" office:value="0" calcext:value-type="float">
            <text:p>0</text:p>
          </table:table-cell>
          <table:table-cell office:value-type="float" office:value="7933" calcext:value-type="float">
            <text:p>793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67" calcext:value-type="float">
            <text:p>1436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751" calcext:value-type="float">
            <text:p>13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63968" calcext:value-type="float">
            <text:p>63968</text:p>
          </table:table-cell>
          <table:table-cell office:value-type="float" office:value="56493" calcext:value-type="float">
            <text:p>56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26734" calcext:value-type="float">
            <text:p>26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19" calcext:value-type="float">
            <text:p>37519</text:p>
          </table:table-cell>
          <table:table-cell office:value-type="float" office:value="0" calcext:value-type="float">
            <text:p>0</text:p>
          </table:table-cell>
          <table:table-cell office:value-type="float" office:value="7950" calcext:value-type="float">
            <text:p>79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67" calcext:value-type="float">
            <text:p>1436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072" calcext:value-type="float">
            <text:p>1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63944" calcext:value-type="float">
            <text:p>63944</text:p>
          </table:table-cell>
          <table:table-cell office:value-type="float" office:value="56532" calcext:value-type="float">
            <text:p>56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22254" calcext:value-type="float">
            <text:p>22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75" calcext:value-type="float">
            <text:p>37775</text:p>
          </table:table-cell>
          <table:table-cell office:value-type="float" office:value="0" calcext:value-type="float">
            <text:p>0</text:p>
          </table:table-cell>
          <table:table-cell office:value-type="float" office:value="7967" calcext:value-type="float">
            <text:p>79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67" calcext:value-type="float">
            <text:p>1436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63952" calcext:value-type="float">
            <text:p>63952</text:p>
          </table:table-cell>
          <table:table-cell office:value-type="float" office:value="56493" calcext:value-type="float">
            <text:p>56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26990" calcext:value-type="float">
            <text:p>26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879" calcext:value-type="float">
            <text:p>36879</text:p>
          </table:table-cell>
          <table:table-cell office:value-type="float" office:value="0" calcext:value-type="float">
            <text:p>0</text:p>
          </table:table-cell>
          <table:table-cell office:value-type="float" office:value="7975" calcext:value-type="float">
            <text:p>79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55" calcext:value-type="float">
            <text:p>1385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1" calcext:value-type="float">
            <text:p>1</text:p>
          </table:table-cell>
          <table:table-cell office:value-type="float" office:value="63928" calcext:value-type="float">
            <text:p>63928</text:p>
          </table:table-cell>
          <table:table-cell office:value-type="float" office:value="56534" calcext:value-type="float">
            <text:p>565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22254" calcext:value-type="float">
            <text:p>22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35" calcext:value-type="float">
            <text:p>37535</text:p>
          </table:table-cell>
          <table:table-cell office:value-type="float" office:value="0" calcext:value-type="float">
            <text:p>0</text:p>
          </table:table-cell>
          <table:table-cell office:value-type="float" office:value="7987" calcext:value-type="float">
            <text:p>79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43" calcext:value-type="float">
            <text:p>133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</table:table-row>
        <table:table-row table:style-name="ro1">
          <table:table-cell office:value-type="float" office:value="8077" calcext:value-type="float">
            <text:p>8077</text:p>
          </table:table-cell>
          <table:table-cell office:value-type="float" office:value="35418" calcext:value-type="float">
            <text:p>354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4802" calcext:value-type="float">
            <text:p>4802</text:p>
          </table:table-cell>
          <table:table-cell office:value-type="float" office:value="63896" calcext:value-type="float">
            <text:p>63896</text:p>
          </table:table-cell>
          <table:table-cell office:value-type="float" office:value="56493" calcext:value-type="float">
            <text:p>56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27246" calcext:value-type="float">
            <text:p>27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7985" calcext:value-type="float">
            <text:p>79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11" calcext:value-type="float">
            <text:p>141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float" office:value="24582" calcext:value-type="float">
            <text:p>245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7356" calcext:value-type="float">
            <text:p>57356</text:p>
          </table:table-cell>
          <table:table-cell office:value-type="float" office:value="63872" calcext:value-type="float">
            <text:p>638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22254" calcext:value-type="float">
            <text:p>22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18" calcext:value-type="float">
            <text:p>65518</text:p>
          </table:table-cell>
          <table:table-cell office:value-type="float" office:value="0" calcext:value-type="float">
            <text:p>0</text:p>
          </table:table-cell>
          <table:table-cell office:value-type="float" office:value="7989" calcext:value-type="float">
            <text:p>7989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39" calcext:value-type="float">
            <text:p>1103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float" office:value="940" calcext:value-type="float">
            <text:p>9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63872" calcext:value-type="float">
            <text:p>638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502" calcext:value-type="float">
            <text:p>27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34" calcext:value-type="float">
            <text:p>26734</text:p>
          </table:table-cell>
          <table:table-cell office:value-type="float" office:value="0" calcext:value-type="float">
            <text:p>0</text:p>
          </table:table-cell>
          <table:table-cell office:value-type="float" office:value="7989" calcext:value-type="float">
            <text:p>7989</text:p>
          </table:table-cell>
          <table:table-cell office:value-type="float" office:value="0" calcext:value-type="float">
            <text:p>0</text:p>
          </table:table-cell>
          <table:table-cell office:value-type="float" office:value="10752" calcext:value-type="float">
            <text:p>10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15" calcext:value-type="float">
            <text:p>1001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6" calcext:value-type="float">
            <text:p>8056</text:p>
          </table:table-cell>
          <table:table-cell office:value-type="float" office:value="27904" calcext:value-type="float">
            <text:p>279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62" calcext:value-type="float">
            <text:p>9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68" calcext:value-type="float">
            <text:p>21568</text:p>
          </table:table-cell>
          <table:table-cell office:value-type="float" office:value="63848" calcext:value-type="float">
            <text:p>638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144" calcext:value-type="float">
            <text:p>22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54" calcext:value-type="float">
            <text:p>22254</text:p>
          </table:table-cell>
          <table:table-cell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office:value-type="float" office:value="0" calcext:value-type="float">
            <text:p>0</text:p>
          </table:table-cell>
          <table:table-cell office:value-type="float" office:value="24635" calcext:value-type="float">
            <text:p>24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47" calcext:value-type="float">
            <text:p>9247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176" calcext:value-type="float">
            <text:p>49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760" calcext:value-type="float">
            <text:p>637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990" calcext:value-type="float">
            <text:p>26990</text:p>
          </table:table-cell>
          <table:table-cell office:value-type="float" office:value="0" calcext:value-type="float">
            <text:p>0</text:p>
          </table:table-cell>
          <table:table-cell office:value-type="float" office:value="7996" calcext:value-type="float">
            <text:p>7996</text:p>
          </table:table-cell>
          <table:table-cell office:value-type="float" office:value="0" calcext:value-type="float">
            <text:p>0</text:p>
          </table:table-cell>
          <table:table-cell office:value-type="float" office:value="54924" calcext:value-type="float">
            <text:p>54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23" calcext:value-type="float">
            <text:p>9023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31" calcext:value-type="float">
            <text:p>37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784" calcext:value-type="float">
            <text:p>637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254" calcext:value-type="float">
            <text:p>2225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office:value-type="float" office:value="63720" calcext:value-type="float">
            <text:p>63720</text:p>
          </table:table-cell>
          <table:table-cell office:value-type="float" office:value="2180" calcext:value-type="float">
            <text:p>21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7246" calcext:value-type="float">
            <text:p>27246</text:p>
          </table:table-cell>
          <table:table-cell office:value-type="float" office:value="0" calcext:value-type="float">
            <text:p>0</text:p>
          </table:table-cell>
          <table:table-cell office:value-type="float" office:value="8013" calcext:value-type="float">
            <text:p>8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500" calcext:value-type="float">
            <text:p>655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2">
          <table:table-cell table:number-columns-repeated="59"/>
        </table:table-row>
        <table:table-row table:style-name="ro1">
          <table:table-cell office:value-type="string" calcext:value-type="string">
            <text:p>New Data-Hand Thermal image</text:p>
          </table:table-cell>
          <table:table-cell table:number-columns-repeated="58"/>
        </table:table-row>
        <table:table-row table:style-name="ro1">
          <table:table-cell table:number-columns-repeated="59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4" calcext:value-type="float">
            <text:p>7304</text:p>
          </table:table-cell>
          <table:table-cell office:value-type="float" office:value="5376" calcext:value-type="float">
            <text:p>5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92" calcext:value-type="float">
            <text:p>14992</text:p>
          </table:table-cell>
          <table:table-cell office:value-type="float" office:value="5376" calcext:value-type="float">
            <text:p>5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  <table:table-cell office:value-type="float" office:value="0" calcext:value-type="float">
            <text:p>0</text:p>
          </table:table-cell>
          <table:table-cell office:value-type="float" office:value="28192" calcext:value-type="float">
            <text:p>28192</text:p>
          </table:table-cell>
          <table:table-cell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  <table:table-cell office:value-type="float" office:value="0" calcext:value-type="float">
            <text:p>0</text:p>
          </table:table-cell>
          <table:table-cell office:value-type="float" office:value="8244" calcext:value-type="float">
            <text:p>8244</text:p>
          </table:table-cell>
          <table:table-cell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00" calcext:value-type="float">
            <text:p>65500</text:p>
          </table:table-cell>
          <table:table-cell office:value-type="float" office:value="22816" calcext:value-type="float">
            <text:p>22816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2" calcext:value-type="float">
            <text:p>7112</text:p>
          </table:table-cell>
          <table:table-cell office:value-type="float" office:value="4096" calcext:value-type="float">
            <text:p>4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48" calcext:value-type="float">
            <text:p>1524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65500" calcext:value-type="float">
            <text:p>65500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29216" calcext:value-type="float">
            <text:p>2921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33112" calcext:value-type="float">
            <text:p>33112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3468" calcext:value-type="float">
            <text:p>53468</text:p>
          </table:table-cell>
          <table:table-cell office:value-type="float" office:value="34080" calcext:value-type="float">
            <text:p>34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76" calcext:value-type="float">
            <text:p>71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480" calcext:value-type="float">
            <text:p>14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68" calcext:value-type="float">
            <text:p>53468</text:p>
          </table:table-cell>
          <table:table-cell office:value-type="float" office:value="16508" calcext:value-type="float">
            <text:p>16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16" calcext:value-type="float">
            <text:p>160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984" calcext:value-type="float">
            <text:p>299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096" calcext:value-type="float">
            <text:p>3309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4508" calcext:value-type="float">
            <text:p>44508</text:p>
          </table:table-cell>
          <table:table-cell office:value-type="float" office:value="34080" calcext:value-type="float">
            <text:p>34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8" calcext:value-type="float">
            <text:p>70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736" calcext:value-type="float">
            <text:p>14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08" calcext:value-type="float">
            <text:p>44508</text:p>
          </table:table-cell>
          <table:table-cell office:value-type="float" office:value="16500" calcext:value-type="float">
            <text:p>16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48" calcext:value-type="float">
            <text:p>152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800" calcext:value-type="float">
            <text:p>328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092" calcext:value-type="float">
            <text:p>330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88" calcext:value-type="float">
            <text:p>35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8" calcext:value-type="float">
            <text:p>1778</text:p>
          </table:table-cell>
          <table:table-cell office:value-type="float" office:value="53980" calcext:value-type="float">
            <text:p>53980</text:p>
          </table:table-cell>
          <table:table-cell office:value-type="float" office:value="33568" calcext:value-type="float">
            <text:p>33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8" calcext:value-type="float">
            <text:p>70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14480" calcext:value-type="float">
            <text:p>14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80" calcext:value-type="float">
            <text:p>53980</text:p>
          </table:table-cell>
          <table:table-cell office:value-type="float" office:value="16494" calcext:value-type="float">
            <text:p>16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92" calcext:value-type="float">
            <text:p>149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056" calcext:value-type="float">
            <text:p>330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056" calcext:value-type="float">
            <text:p>330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88" calcext:value-type="float">
            <text:p>35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44508" calcext:value-type="float">
            <text:p>44508</text:p>
          </table:table-cell>
          <table:table-cell office:value-type="float" office:value="32032" calcext:value-type="float">
            <text:p>32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4" calcext:value-type="float">
            <text:p>69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14608" calcext:value-type="float">
            <text:p>14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08" calcext:value-type="float">
            <text:p>44508</text:p>
          </table:table-cell>
          <table:table-cell office:value-type="float" office:value="16492" calcext:value-type="float">
            <text:p>16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48" calcext:value-type="float">
            <text:p>152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288" calcext:value-type="float">
            <text:p>322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044" calcext:value-type="float">
            <text:p>330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24" calcext:value-type="float">
            <text:p>3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98" calcext:value-type="float">
            <text:p>1698</text:p>
          </table:table-cell>
          <table:table-cell office:value-type="float" office:value="54492" calcext:value-type="float">
            <text:p>54492</text:p>
          </table:table-cell>
          <table:table-cell office:value-type="float" office:value="33056" calcext:value-type="float">
            <text:p>3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8" calcext:value-type="float">
            <text:p>70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14352" calcext:value-type="float">
            <text:p>14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92" calcext:value-type="float">
            <text:p>54492</text:p>
          </table:table-cell>
          <table:table-cell office:value-type="float" office:value="16474" calcext:value-type="float">
            <text:p>16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64" calcext:value-type="float">
            <text:p>148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008" calcext:value-type="float">
            <text:p>310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024" calcext:value-type="float">
            <text:p>330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88" calcext:value-type="float">
            <text:p>35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98" calcext:value-type="float">
            <text:p>1698</text:p>
          </table:table-cell>
          <table:table-cell office:value-type="float" office:value="44508" calcext:value-type="float">
            <text:p>44508</text:p>
          </table:table-cell>
          <table:table-cell office:value-type="float" office:value="33056" calcext:value-type="float">
            <text:p>3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8" calcext:value-type="float">
            <text:p>70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14224" calcext:value-type="float">
            <text:p>14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08" calcext:value-type="float">
            <text:p>44508</text:p>
          </table:table-cell>
          <table:table-cell office:value-type="float" office:value="16486" calcext:value-type="float">
            <text:p>16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92" calcext:value-type="float">
            <text:p>149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496" calcext:value-type="float">
            <text:p>304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000" calcext:value-type="float">
            <text:p>33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float" office:value="55004" calcext:value-type="float">
            <text:p>55004</text:p>
          </table:table-cell>
          <table:table-cell office:value-type="float" office:value="32800" calcext:value-type="float">
            <text:p>32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8" calcext:value-type="float">
            <text:p>70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14224" calcext:value-type="float">
            <text:p>14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04" calcext:value-type="float">
            <text:p>55004</text:p>
          </table:table-cell>
          <table:table-cell office:value-type="float" office:value="40959" calcext:value-type="float">
            <text:p>40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20" calcext:value-type="float">
            <text:p>151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240" calcext:value-type="float">
            <text:p>302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000" calcext:value-type="float">
            <text:p>33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float" office:value="44288" calcext:value-type="float">
            <text:p>44288</text:p>
          </table:table-cell>
          <table:table-cell office:value-type="float" office:value="33056" calcext:value-type="float">
            <text:p>3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20" calcext:value-type="float">
            <text:p>69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13968" calcext:value-type="float">
            <text:p>13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88" calcext:value-type="float">
            <text:p>44288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36" calcext:value-type="float">
            <text:p>147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264" calcext:value-type="float">
            <text:p>312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972" calcext:value-type="float">
            <text:p>329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92" calcext:value-type="float">
            <text:p>3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office:value-type="float" office:value="33312" calcext:value-type="float">
            <text:p>33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20" calcext:value-type="float">
            <text:p>69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14224" calcext:value-type="float">
            <text:p>14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21" calcext:value-type="float">
            <text:p>475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52" calcext:value-type="float">
            <text:p>143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288" calcext:value-type="float">
            <text:p>322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932" calcext:value-type="float">
            <text:p>329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28" calcext:value-type="float">
            <text:p>3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office:value-type="float" office:value="33568" calcext:value-type="float">
            <text:p>33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20" calcext:value-type="float">
            <text:p>69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14224" calcext:value-type="float">
            <text:p>14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51" calcext:value-type="float">
            <text:p>47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80" calcext:value-type="float">
            <text:p>144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288" calcext:value-type="float">
            <text:p>322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957" calcext:value-type="float">
            <text:p>329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33312" calcext:value-type="float">
            <text:p>33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92" calcext:value-type="float">
            <text:p>67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224" calcext:value-type="float">
            <text:p>14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25" calcext:value-type="float">
            <text:p>47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52" calcext:value-type="float">
            <text:p>143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288" calcext:value-type="float">
            <text:p>322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383" calcext:value-type="float">
            <text:p>163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34336" calcext:value-type="float">
            <text:p>34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8" calcext:value-type="float">
            <text:p>67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096" calcext:value-type="float">
            <text:p>14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51" calcext:value-type="float">
            <text:p>47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52" calcext:value-type="float">
            <text:p>143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776" calcext:value-type="float">
            <text:p>317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36" calcext:value-type="float">
            <text:p>323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58" calcext:value-type="float">
            <text:p>1458</text:p>
          </table:table-cell>
          <table:table-cell office:value-type="float" office:value="61" calcext:value-type="float">
            <text:p>61</text:p>
          </table:table-cell>
          <table:table-cell office:value-type="float" office:value="34848" calcext:value-type="float">
            <text:p>34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" calcext:value-type="float">
            <text:p>64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968" calcext:value-type="float">
            <text:p>13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7529" calcext:value-type="float">
            <text:p>47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52" calcext:value-type="float">
            <text:p>143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544" calcext:value-type="float">
            <text:p>325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507" calcext:value-type="float">
            <text:p>295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72" calcext:value-type="float">
            <text:p>317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 office:value-type="float" office:value="60653" calcext:value-type="float">
            <text:p>60653</text:p>
          </table:table-cell>
          <table:table-cell office:value-type="float" office:value="33312" calcext:value-type="float">
            <text:p>33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096" calcext:value-type="float">
            <text:p>14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24" calcext:value-type="float">
            <text:p>60524</text:p>
          </table:table-cell>
          <table:table-cell office:value-type="float" office:value="47451" calcext:value-type="float">
            <text:p>47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24" calcext:value-type="float">
            <text:p>142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520" calcext:value-type="float">
            <text:p>315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367" calcext:value-type="float">
            <text:p>293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 office:value-type="float" office:value="1168" calcext:value-type="float">
            <text:p>1168</text:p>
          </table:table-cell>
          <table:table-cell office:value-type="float" office:value="33568" calcext:value-type="float">
            <text:p>33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36" calcext:value-type="float">
            <text:p>65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968" calcext:value-type="float">
            <text:p>13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20" calcext:value-type="float">
            <text:p>33920</text:p>
          </table:table-cell>
          <table:table-cell office:value-type="float" office:value="47533" calcext:value-type="float">
            <text:p>47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68" calcext:value-type="float">
            <text:p>139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288" calcext:value-type="float">
            <text:p>322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515" calcext:value-type="float">
            <text:p>295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12" calcext:value-type="float">
            <text:p>3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37" calcext:value-type="float">
            <text:p>158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 office:value-type="float" office:value="17759" calcext:value-type="float">
            <text:p>17759</text:p>
          </table:table-cell>
          <table:table-cell office:value-type="float" office:value="34336" calcext:value-type="float">
            <text:p>34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834" calcext:value-type="float">
            <text:p>15834</text:p>
          </table:table-cell>
          <table:table-cell office:value-type="float" office:value="13328" calcext:value-type="float">
            <text:p>13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5" calcext:value-type="float">
            <text:p>6495</text:p>
          </table:table-cell>
          <table:table-cell office:value-type="float" office:value="47450" calcext:value-type="float">
            <text:p>474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24" calcext:value-type="float">
            <text:p>142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032" calcext:value-type="float">
            <text:p>320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367" calcext:value-type="float">
            <text:p>293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80" calcext:value-type="float">
            <text:p>29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64" calcext:value-type="float">
            <text:p>240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7680" calcext:value-type="float">
            <text:p>7680</text:p>
          </table:table-cell>
          <table:table-cell office:value-type="float" office:value="33312" calcext:value-type="float">
            <text:p>33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8" calcext:value-type="float">
            <text:p>60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068" calcext:value-type="float">
            <text:p>56068</text:p>
          </table:table-cell>
          <table:table-cell office:value-type="float" office:value="13456" calcext:value-type="float">
            <text:p>13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81" calcext:value-type="float">
            <text:p>76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96" calcext:value-type="float">
            <text:p>140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008" calcext:value-type="float">
            <text:p>310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523" calcext:value-type="float">
            <text:p>295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84" calcext:value-type="float">
            <text:p>28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635" calcext:value-type="float">
            <text:p>246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768" calcext:value-type="float">
            <text:p>768</text:p>
          </table:table-cell>
          <table:table-cell office:value-type="float" office:value="31520" calcext:value-type="float">
            <text:p>31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24" calcext:value-type="float">
            <text:p>60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836" calcext:value-type="float">
            <text:p>32836</text:p>
          </table:table-cell>
          <table:table-cell office:value-type="float" office:value="13072" calcext:value-type="float">
            <text:p>130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968" calcext:value-type="float">
            <text:p>139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520" calcext:value-type="float">
            <text:p>315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367" calcext:value-type="float">
            <text:p>293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647" calcext:value-type="float">
            <text:p>2464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30240" calcext:value-type="float">
            <text:p>30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04" calcext:value-type="float">
            <text:p>57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44" calcext:value-type="float">
            <text:p>40044</text:p>
          </table:table-cell>
          <table:table-cell office:value-type="float" office:value="12688" calcext:value-type="float">
            <text:p>126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096" calcext:value-type="float">
            <text:p>140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520" calcext:value-type="float">
            <text:p>315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531" calcext:value-type="float">
            <text:p>295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56" calcext:value-type="float">
            <text:p>2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16383" calcext:value-type="float">
            <text:p>16383</text:p>
          </table:table-cell>
          <table:table-cell office:value-type="float" office:value="29728" calcext:value-type="float">
            <text:p>29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4" calcext:value-type="float">
            <text:p>53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072" calcext:value-type="float">
            <text:p>130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096" calcext:value-type="float">
            <text:p>140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496" calcext:value-type="float">
            <text:p>304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364" calcext:value-type="float">
            <text:p>293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65535" calcext:value-type="float">
            <text:p>65535</text:p>
          </table:table-cell>
          <table:table-cell office:value-type="float" office:value="28192" calcext:value-type="float">
            <text:p>28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2" calcext:value-type="float">
            <text:p>55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560" calcext:value-type="float">
            <text:p>125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096" calcext:value-type="float">
            <text:p>140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752" calcext:value-type="float">
            <text:p>3075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56528" calcext:value-type="float">
            <text:p>56528</text:p>
          </table:table-cell>
          <table:table-cell office:value-type="float" office:value="29216" calcext:value-type="float">
            <text:p>29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6" calcext:value-type="float">
            <text:p>52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920" calcext:value-type="float">
            <text:p>11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683" calcext:value-type="float">
            <text:p>31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00" calcext:value-type="float">
            <text:p>132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008" calcext:value-type="float">
            <text:p>3100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56493" calcext:value-type="float">
            <text:p>56493</text:p>
          </table:table-cell>
          <table:table-cell office:value-type="float" office:value="29984" calcext:value-type="float">
            <text:p>29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2" calcext:value-type="float">
            <text:p>51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176" calcext:value-type="float">
            <text:p>12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176" calcext:value-type="float">
            <text:p>5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72" calcext:value-type="float">
            <text:p>130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728" calcext:value-type="float">
            <text:p>2972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16" calcext:value-type="float">
            <text:p>211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56530" calcext:value-type="float">
            <text:p>56530</text:p>
          </table:table-cell>
          <table:table-cell office:value-type="float" office:value="32800" calcext:value-type="float">
            <text:p>32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6" calcext:value-type="float">
            <text:p>46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36" calcext:value-type="float">
            <text:p>11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268" calcext:value-type="float">
            <text:p>49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88" calcext:value-type="float">
            <text:p>126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728" calcext:value-type="float">
            <text:p>2972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84" calcext:value-type="float">
            <text:p>208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6493" calcext:value-type="float">
            <text:p>56493</text:p>
          </table:table-cell>
          <table:table-cell office:value-type="float" office:value="33056" calcext:value-type="float">
            <text:p>3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4" calcext:value-type="float">
            <text:p>44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768" calcext:value-type="float">
            <text:p>10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92" calcext:value-type="float">
            <text:p>7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32" calcext:value-type="float">
            <text:p>124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216" calcext:value-type="float">
            <text:p>2921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924" calcext:value-type="float">
            <text:p>192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56532" calcext:value-type="float">
            <text:p>56532</text:p>
          </table:table-cell>
          <table:table-cell office:value-type="float" office:value="32288" calcext:value-type="float">
            <text:p>32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024" calcext:value-type="float">
            <text:p>1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76" calcext:value-type="float">
            <text:p>121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728" calcext:value-type="float">
            <text:p>297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3381" calcext:value-type="float">
            <text:p>633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5533" calcext:value-type="float">
            <text:p>65533</text:p>
          </table:table-cell>
          <table:table-cell office:value-type="float" office:value="56493" calcext:value-type="float">
            <text:p>56493</text:p>
          </table:table-cell>
          <table:table-cell office:value-type="float" office:value="31008" calcext:value-type="float">
            <text:p>31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20" calcext:value-type="float">
            <text:p>37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512" calcext:value-type="float">
            <text:p>105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664" calcext:value-type="float">
            <text:p>116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960" calcext:value-type="float">
            <text:p>289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913" calcext:value-type="float">
            <text:p>389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2493" calcext:value-type="float">
            <text:p>52493</text:p>
          </table:table-cell>
          <table:table-cell office:value-type="float" office:value="56534" calcext:value-type="float">
            <text:p>56534</text:p>
          </table:table-cell>
          <table:table-cell office:value-type="float" office:value="30496" calcext:value-type="float">
            <text:p>30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20" calcext:value-type="float">
            <text:p>37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256" calcext:value-type="float">
            <text:p>102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896" calcext:value-type="float">
            <text:p>108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448" calcext:value-type="float">
            <text:p>284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003" calcext:value-type="float">
            <text:p>330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office:value-type="float" office:value="56493" calcext:value-type="float">
            <text:p>56493</text:p>
          </table:table-cell>
          <table:table-cell office:value-type="float" office:value="30240" calcext:value-type="float">
            <text:p>30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2" calcext:value-type="float">
            <text:p>32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76" calcext:value-type="float">
            <text:p>89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896" calcext:value-type="float">
            <text:p>108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960" calcext:value-type="float">
            <text:p>289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6792" calcext:value-type="float">
            <text:p>467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2525" calcext:value-type="float">
            <text:p>52525</text:p>
          </table:table-cell>
          <table:table-cell office:value-type="float" office:value="0" calcext:value-type="float">
            <text:p>0</text:p>
          </table:table-cell>
          <table:table-cell office:value-type="float" office:value="31264" calcext:value-type="float">
            <text:p>31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2" calcext:value-type="float">
            <text:p>26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36" calcext:value-type="float">
            <text:p>83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896" calcext:value-type="float">
            <text:p>108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192" calcext:value-type="float">
            <text:p>281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office:value-type="float" office:value="0" calcext:value-type="float">
            <text:p>0</text:p>
          </table:table-cell>
          <table:table-cell office:value-type="float" office:value="32288" calcext:value-type="float">
            <text:p>32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3" calcext:value-type="float">
            <text:p>30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36" calcext:value-type="float">
            <text:p>83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152" calcext:value-type="float">
            <text:p>111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448" calcext:value-type="float">
            <text:p>2844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5531" calcext:value-type="float">
            <text:p>6553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2557" calcext:value-type="float">
            <text:p>52557</text:p>
          </table:table-cell>
          <table:table-cell office:value-type="float" office:value="0" calcext:value-type="float">
            <text:p>0</text:p>
          </table:table-cell>
          <table:table-cell office:value-type="float" office:value="32288" calcext:value-type="float">
            <text:p>32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84" calcext:value-type="float">
            <text:p>71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448" calcext:value-type="float">
            <text:p>2844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9451" calcext:value-type="float">
            <text:p>3945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office:value-type="float" office:value="0" calcext:value-type="float">
            <text:p>0</text:p>
          </table:table-cell>
          <table:table-cell office:value-type="float" office:value="32288" calcext:value-type="float">
            <text:p>32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27" calcext:value-type="float">
            <text:p>655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84" calcext:value-type="float">
            <text:p>71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360" calcext:value-type="float">
            <text:p>93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448" calcext:value-type="float">
            <text:p>2844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8331" calcext:value-type="float">
            <text:p>3833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2589" calcext:value-type="float">
            <text:p>52589</text:p>
          </table:table-cell>
          <table:table-cell office:value-type="float" office:value="0" calcext:value-type="float">
            <text:p>0</text:p>
          </table:table-cell>
          <table:table-cell office:value-type="float" office:value="31776" calcext:value-type="float">
            <text:p>31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67" calcext:value-type="float">
            <text:p>133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416" calcext:value-type="float">
            <text:p>64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24" calcext:value-type="float">
            <text:p>78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960" calcext:value-type="float">
            <text:p>2896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9515" calcext:value-type="float">
            <text:p>3951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1920" calcext:value-type="float">
            <text:p>51920</text:p>
          </table:table-cell>
          <table:table-cell office:value-type="float" office:value="15853" calcext:value-type="float">
            <text:p>15853</text:p>
          </table:table-cell>
          <table:table-cell office:value-type="float" office:value="32544" calcext:value-type="float">
            <text:p>32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27" calcext:value-type="float">
            <text:p>111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264" calcext:value-type="float">
            <text:p>52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448" calcext:value-type="float">
            <text:p>2844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8331" calcext:value-type="float">
            <text:p>3833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0800" calcext:value-type="float">
            <text:p>60800</text:p>
          </table:table-cell>
          <table:table-cell office:value-type="float" office:value="31520" calcext:value-type="float">
            <text:p>31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95" calcext:value-type="float">
            <text:p>134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407" calcext:value-type="float">
            <text:p>54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12" calcext:value-type="float">
            <text:p>73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192" calcext:value-type="float">
            <text:p>2819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9579" calcext:value-type="float">
            <text:p>3957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288" calcext:value-type="float">
            <text:p>32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27" calcext:value-type="float">
            <text:p>111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84" calcext:value-type="float">
            <text:p>71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680" calcext:value-type="float">
            <text:p>2768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8331" calcext:value-type="float">
            <text:p>3833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350" calcext:value-type="float">
            <text:p>24350</text:p>
          </table:table-cell>
          <table:table-cell office:value-type="float" office:value="32032" calcext:value-type="float">
            <text:p>32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23" calcext:value-type="float">
            <text:p>136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5518" calcext:value-type="float">
            <text:p>655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72" calcext:value-type="float">
            <text:p>66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656" calcext:value-type="float">
            <text:p>2665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9643" calcext:value-type="float">
            <text:p>3964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1008" calcext:value-type="float">
            <text:p>31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27" calcext:value-type="float">
            <text:p>111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734" calcext:value-type="float">
            <text:p>267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76" calcext:value-type="float">
            <text:p>57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912" calcext:value-type="float">
            <text:p>269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8304" calcext:value-type="float">
            <text:p>3830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520" calcext:value-type="float">
            <text:p>31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51" calcext:value-type="float">
            <text:p>137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254" calcext:value-type="float">
            <text:p>222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279" calcext:value-type="float">
            <text:p>52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144" calcext:value-type="float">
            <text:p>2614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6805" calcext:value-type="float">
            <text:p>56805</text:p>
          </table:table-cell>
          <table:table-cell office:value-type="float" office:value="0" calcext:value-type="float">
            <text:p>0</text:p>
          </table:table-cell>
          <table:table-cell office:value-type="float" office:value="31520" calcext:value-type="float">
            <text:p>31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72" calcext:value-type="float">
            <text:p>110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990" calcext:value-type="float">
            <text:p>269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376" calcext:value-type="float">
            <text:p>25376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1446" calcext:value-type="float">
            <text:p>61446</text:p>
          </table:table-cell>
          <table:table-cell office:value-type="float" office:value="0" calcext:value-type="float">
            <text:p>0</text:p>
          </table:table-cell>
          <table:table-cell office:value-type="float" office:value="30496" calcext:value-type="float">
            <text:p>304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254" calcext:value-type="float">
            <text:p>222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5518" calcext:value-type="float">
            <text:p>655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888" calcext:value-type="float">
            <text:p>25888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30752" calcext:value-type="float">
            <text:p>307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27246" calcext:value-type="float">
            <text:p>272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734" calcext:value-type="float">
            <text:p>267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376" calcext:value-type="float">
            <text:p>25376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31008" calcext:value-type="float">
            <text:p>310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518" calcext:value-type="float">
            <text:p>65518</text:p>
          </table:table-cell>
          <table:table-cell office:value-type="float" office:value="22254" calcext:value-type="float">
            <text:p>222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254" calcext:value-type="float">
            <text:p>222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608" calcext:value-type="float">
            <text:p>2460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9728" calcext:value-type="float">
            <text:p>297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734" calcext:value-type="float">
            <text:p>26734</text:p>
          </table:table-cell>
          <table:table-cell office:value-type="float" office:value="27502" calcext:value-type="float">
            <text:p>275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990" calcext:value-type="float">
            <text:p>269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352" calcext:value-type="float">
            <text:p>2435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8204" calcext:value-type="float">
            <text:p>4820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9728" calcext:value-type="float">
            <text:p>29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254" calcext:value-type="float">
            <text:p>22254</text:p>
          </table:table-cell>
          <table:table-cell office:value-type="float" office:value="22144" calcext:value-type="float">
            <text:p>22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254" calcext:value-type="float">
            <text:p>222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816" calcext:value-type="float">
            <text:p>2281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4588" calcext:value-type="float">
            <text:p>2458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9216" calcext:value-type="float">
            <text:p>29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161" calcext:value-type="float">
            <text:p>311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990" calcext:value-type="float">
            <text:p>269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246" calcext:value-type="float">
            <text:p>272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048" calcext:value-type="float">
            <text:p>2204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875" calcext:value-type="float">
            <text:p>187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9728" calcext:value-type="float">
            <text:p>29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76" calcext:value-type="float">
            <text:p>491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254" calcext:value-type="float">
            <text:p>222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54" calcext:value-type="float">
            <text:p>222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816" calcext:value-type="float">
            <text:p>2281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5648" calcext:value-type="float">
            <text:p>5564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8960" calcext:value-type="float">
            <text:p>28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4" calcext:value-type="float">
            <text:p>37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246" calcext:value-type="float">
            <text:p>272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502" calcext:value-type="float">
            <text:p>275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768" calcext:value-type="float">
            <text:p>2076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8448" calcext:value-type="float">
            <text:p>28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80" calcext:value-type="float">
            <text:p>76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254" calcext:value-type="float">
            <text:p>222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44" calcext:value-type="float">
            <text:p>22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512" calcext:value-type="float">
            <text:p>20512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8960" calcext:value-type="float">
            <text:p>28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502" calcext:value-type="float">
            <text:p>27502</text:p>
          </table:table-cell>
          <table:table-cell office:value-type="float" office:value="30" calcext:value-type="float">
            <text:p>3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8208" calcext:value-type="float">
            <text:p>18208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8192" calcext:value-type="float">
            <text:p>281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144" calcext:value-type="float">
            <text:p>22144</text:p>
          </table:table-cell>
          <table:table-cell office:value-type="float" office:value="62837" calcext:value-type="float">
            <text:p>6283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7952" calcext:value-type="float">
            <text:p>17952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8448" calcext:value-type="float">
            <text:p>284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2816" calcext:value-type="float">
            <text:p>3281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7184" calcext:value-type="float">
            <text:p>1718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8448" calcext:value-type="float">
            <text:p>284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480" calcext:value-type="float">
            <text:p>748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624" calcext:value-type="float">
            <text:p>1462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8448" calcext:value-type="float">
            <text:p>284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4400" calcext:value-type="float">
            <text:p>544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368" calcext:value-type="float">
            <text:p>14368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8960" calcext:value-type="float">
            <text:p>289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0846" calcext:value-type="float">
            <text:p>608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576" calcext:value-type="float">
            <text:p>12576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8448" calcext:value-type="float">
            <text:p>284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528" calcext:value-type="float">
            <text:p>10528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8192" calcext:value-type="float">
            <text:p>281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0845" calcext:value-type="float">
            <text:p>608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51" calcext:value-type="float">
            <text:p>75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879" calcext:value-type="float">
            <text:p>12879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7680" calcext:value-type="float">
            <text:p>276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9152" calcext:value-type="float">
            <text:p>491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040" calcext:value-type="float">
            <text:p>70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56" calcext:value-type="float">
            <text:p>266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5500" calcext:value-type="float">
            <text:p>65500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12" calcext:value-type="float">
            <text:p>269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040" calcext:value-type="float">
            <text:p>704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3468" calcext:value-type="float">
            <text:p>53468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368" calcext:value-type="float">
            <text:p>46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44" calcext:value-type="float">
            <text:p>2614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508" calcext:value-type="float">
            <text:p>445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float" office:value="34336" calcext:value-type="float">
            <text:p>34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76" calcext:value-type="float">
            <text:p>25376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53980" calcext:value-type="float">
            <text:p>53980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3" calcext:value-type="float">
            <text:p>65533</text:p>
          </table:table-cell>
          <table:table-cell office:value-type="float" office:value="33568" calcext:value-type="float">
            <text:p>33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88" calcext:value-type="float">
            <text:p>25888</text:p>
          </table:table-cell>
          <table:table-cell office:value-type="float" office:value="65533" calcext:value-type="float">
            <text:p>65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3" calcext:value-type="float">
            <text:p>65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3" calcext:value-type="float">
            <text:p>65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3" calcext:value-type="float">
            <text:p>65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3" calcext:value-type="float">
            <text:p>655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533" calcext:value-type="float">
            <text:p>65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3" calcext:value-type="float">
            <text:p>65533</text:p>
          </table:table-cell>
          <table:table-cell office:value-type="float" office:value="0" calcext:value-type="float">
            <text:p>0</text:p>
          </table:table-cell>
          <table:table-cell office:value-type="float" office:value="44508" calcext:value-type="float">
            <text:p>44508</text:p>
          </table:table-cell>
          <table:table-cell office:value-type="float" office:value="0" calcext:value-type="float">
            <text:p>0</text:p>
          </table:table-cell>
          <table:table-cell office:value-type="float" office:value="65533" calcext:value-type="float">
            <text:p>65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3" calcext:value-type="float">
            <text:p>65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3" calcext:value-type="float">
            <text:p>655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533" calcext:value-type="float">
            <text:p>65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3" calcext:value-type="float">
            <text:p>65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33" calcext:value-type="float">
            <text:p>655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93" calcext:value-type="float">
            <text:p>52493</text:p>
          </table:table-cell>
          <table:table-cell office:value-type="float" office:value="32032" calcext:value-type="float">
            <text:p>32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76" calcext:value-type="float">
            <text:p>25376</text:p>
          </table:table-cell>
          <table:table-cell office:value-type="float" office:value="52493" calcext:value-type="float">
            <text:p>52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93" calcext:value-type="float">
            <text:p>52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93" calcext:value-type="float">
            <text:p>52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93" calcext:value-type="float">
            <text:p>52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93" calcext:value-type="float">
            <text:p>52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493" calcext:value-type="float">
            <text:p>52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93" calcext:value-type="float">
            <text:p>52493</text:p>
          </table:table-cell>
          <table:table-cell office:value-type="float" office:value="0" calcext:value-type="float">
            <text:p>0</text:p>
          </table:table-cell>
          <table:table-cell office:value-type="float" office:value="54492" calcext:value-type="float">
            <text:p>54492</text:p>
          </table:table-cell>
          <table:table-cell office:value-type="float" office:value="0" calcext:value-type="float">
            <text:p>0</text:p>
          </table:table-cell>
          <table:table-cell office:value-type="float" office:value="52493" calcext:value-type="float">
            <text:p>52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93" calcext:value-type="float">
            <text:p>52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93" calcext:value-type="float">
            <text:p>52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493" calcext:value-type="float">
            <text:p>52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93" calcext:value-type="float">
            <text:p>52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93" calcext:value-type="float">
            <text:p>524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33" calcext:value-type="float">
            <text:p>51933</text:p>
          </table:table-cell>
          <table:table-cell office:value-type="float" office:value="33056" calcext:value-type="float">
            <text:p>3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08" calcext:value-type="float">
            <text:p>24608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office:value-type="float" office:value="0" calcext:value-type="float">
            <text:p>0</text:p>
          </table:table-cell>
          <table:table-cell office:value-type="float" office:value="44508" calcext:value-type="float">
            <text:p>44508</text:p>
          </table:table-cell>
          <table:table-cell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25" calcext:value-type="float">
            <text:p>52525</text:p>
          </table:table-cell>
          <table:table-cell office:value-type="float" office:value="32800" calcext:value-type="float">
            <text:p>3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52" calcext:value-type="float">
            <text:p>24352</text:p>
          </table:table-cell>
          <table:table-cell office:value-type="float" office:value="52525" calcext:value-type="float">
            <text:p>52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25" calcext:value-type="float">
            <text:p>52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25" calcext:value-type="float">
            <text:p>52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25" calcext:value-type="float">
            <text:p>52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25" calcext:value-type="float">
            <text:p>525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525" calcext:value-type="float">
            <text:p>52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25" calcext:value-type="float">
            <text:p>52525</text:p>
          </table:table-cell>
          <table:table-cell office:value-type="float" office:value="0" calcext:value-type="float">
            <text:p>0</text:p>
          </table:table-cell>
          <table:table-cell office:value-type="float" office:value="55004" calcext:value-type="float">
            <text:p>55004</text:p>
          </table:table-cell>
          <table:table-cell office:value-type="float" office:value="0" calcext:value-type="float">
            <text:p>0</text:p>
          </table:table-cell>
          <table:table-cell office:value-type="float" office:value="52525" calcext:value-type="float">
            <text:p>52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25" calcext:value-type="float">
            <text:p>52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25" calcext:value-type="float">
            <text:p>525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525" calcext:value-type="float">
            <text:p>52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25" calcext:value-type="float">
            <text:p>52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25" calcext:value-type="float">
            <text:p>525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33" calcext:value-type="float">
            <text:p>51933</text:p>
          </table:table-cell>
          <table:table-cell office:value-type="float" office:value="33056" calcext:value-type="float">
            <text:p>3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16" calcext:value-type="float">
            <text:p>22816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office:value-type="float" office:value="0" calcext:value-type="float">
            <text:p>0</text:p>
          </table:table-cell>
          <table:table-cell office:value-type="float" office:value="44288" calcext:value-type="float">
            <text:p>44288</text:p>
          </table:table-cell>
          <table:table-cell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57" calcext:value-type="float">
            <text:p>52557</text:p>
          </table:table-cell>
          <table:table-cell office:value-type="float" office:value="33824" calcext:value-type="float">
            <text:p>33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48" calcext:value-type="float">
            <text:p>22048</text:p>
          </table:table-cell>
          <table:table-cell office:value-type="float" office:value="52557" calcext:value-type="float">
            <text:p>52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57" calcext:value-type="float">
            <text:p>52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57" calcext:value-type="float">
            <text:p>52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57" calcext:value-type="float">
            <text:p>52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57" calcext:value-type="float">
            <text:p>525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557" calcext:value-type="float">
            <text:p>52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57" calcext:value-type="float">
            <text:p>52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57" calcext:value-type="float">
            <text:p>52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57" calcext:value-type="float">
            <text:p>52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57" calcext:value-type="float">
            <text:p>525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557" calcext:value-type="float">
            <text:p>52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57" calcext:value-type="float">
            <text:p>52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57" calcext:value-type="float">
            <text:p>525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33" calcext:value-type="float">
            <text:p>51933</text:p>
          </table:table-cell>
          <table:table-cell office:value-type="float" office:value="33312" calcext:value-type="float">
            <text:p>33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16" calcext:value-type="float">
            <text:p>22816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89" calcext:value-type="float">
            <text:p>52589</text:p>
          </table:table-cell>
          <table:table-cell office:value-type="float" office:value="33824" calcext:value-type="float">
            <text:p>33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68" calcext:value-type="float">
            <text:p>20768</text:p>
          </table:table-cell>
          <table:table-cell office:value-type="float" office:value="52589" calcext:value-type="float">
            <text:p>52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89" calcext:value-type="float">
            <text:p>52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89" calcext:value-type="float">
            <text:p>52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89" calcext:value-type="float">
            <text:p>52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89" calcext:value-type="float">
            <text:p>525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589" calcext:value-type="float">
            <text:p>52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89" calcext:value-type="float">
            <text:p>52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89" calcext:value-type="float">
            <text:p>52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89" calcext:value-type="float">
            <text:p>52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89" calcext:value-type="float">
            <text:p>525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589" calcext:value-type="float">
            <text:p>52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89" calcext:value-type="float">
            <text:p>52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89" calcext:value-type="float">
            <text:p>525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20" calcext:value-type="float">
            <text:p>51920</text:p>
          </table:table-cell>
          <table:table-cell office:value-type="float" office:value="33824" calcext:value-type="float">
            <text:p>33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12" calcext:value-type="float">
            <text:p>20512</text:p>
          </table:table-cell>
          <table:table-cell office:value-type="float" office:value="51920" calcext:value-type="float">
            <text:p>51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20" calcext:value-type="float">
            <text:p>51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20" calcext:value-type="float">
            <text:p>51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20" calcext:value-type="float">
            <text:p>51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20" calcext:value-type="float">
            <text:p>519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920" calcext:value-type="float">
            <text:p>51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20" calcext:value-type="float">
            <text:p>51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20" calcext:value-type="float">
            <text:p>51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20" calcext:value-type="float">
            <text:p>51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20" calcext:value-type="float">
            <text:p>519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920" calcext:value-type="float">
            <text:p>51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20" calcext:value-type="float">
            <text:p>51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20" calcext:value-type="float">
            <text:p>51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824" calcext:value-type="float">
            <text:p>33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08" calcext:value-type="float">
            <text:p>18208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336" calcext:value-type="float">
            <text:p>34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52" calcext:value-type="float">
            <text:p>1795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60396" calcext:value-type="float">
            <text:p>60396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592" calcext:value-type="float">
            <text:p>34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84" calcext:value-type="float">
            <text:p>1718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080" calcext:value-type="float">
            <text:p>34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24" calcext:value-type="float">
            <text:p>1462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5310" calcext:value-type="float">
            <text:p>15310</text:p>
          </table:table-cell>
          <table:table-cell table:number-columns-repeated="2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01:11:03.268713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3T00:55:47.845399187</meta:creation-date>
    <dc:date>2022-02-23T01:12:24.823403203</dc:date>
    <meta:editing-duration>PT2M49S</meta:editing-duration>
    <meta:editing-cycles>2</meta:editing-cycles>
    <meta:generator>LibreOffice/6.1.5.2$Linux_ARM_EABI LibreOffice_project/10$Build-2</meta:generator>
    <meta:document-statistic meta:table-count="1" meta:cell-count="13930" meta:object-count="0"/>
  </office:meta>
</office:document-meta>
</file>